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33ff"/>
    </style:style>
    <style:style style:name="ce8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 style:data-style-name="N61"/>
    <style:style style:name="ce11" style:family="table-cell" style:parent-style-name="Default" style:data-style-name="N4"/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_12_48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2,4E-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3,9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3,9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3,9E-06</text:p>
          </table:table-cell>
          <table:table-cell table:formula="of:=10^-9*2500" office:value-type="float" office:value="0.0000025" calcext:value-type="float">
            <text:p>2,5E-0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5,6E-06</text:p>
          </table:table-cell>
          <table:table-cell table:formula="of:=10^-9*2200" office:value-type="float" office:value="0.0000022" calcext:value-type="float">
            <text:p>2,2E-0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2,8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6,3E-07</text:p>
          </table:table-cell>
          <table:table-cell office:value-type="string" calcext:value-type="string">
            <text:p>E65/32/27-3f3-E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3,5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2,8E-06</text:p>
          </table:table-cell>
          <table:table-cell table:formula="of:=10^-9*4600" office:value-type="float" office:value="0.0000046" calcext:value-type="float">
            <text:p>4,6E-0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8,6E-05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5,6E-05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816496580927726" calcext:value-type="float">
            <text:p>0,816496580927726</text:p>
          </table:table-cell>
          <table:table-cell table:style-name="ce2" table:formula="of:=[.F154]" office:value-type="float" office:value="0.00000016984579504935" calcext:value-type="float">
            <text:p>1,69845795049352E-07</text:p>
          </table:table-cell>
          <table:table-cell table:style-name="ce2" table:formula="of:=[.G154]" office:value-type="float" office:value="0.00000008492289752468" calcext:value-type="float">
            <text:p>8,49228975246762E-08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69]" office:value-type="float" office:value="0.816496580927726" calcext:value-type="float">
            <text:p>0,816496580927726</text:p>
          </table:table-cell>
          <table:table-cell table:style-name="ce2" table:formula="of:=[.F69]" office:value-type="float" office:value="0.00000016984579504935" calcext:value-type="float">
            <text:p>1,69845795049352E-07</text:p>
          </table:table-cell>
          <table:table-cell table:style-name="ce2" table:formula="of:=[.G69]" office:value-type="float" office:value="0.00000008492289752468" calcext:value-type="float">
            <text:p>8,49228975246762E-08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70]" office:value-type="float" office:value="0.816496580927726" calcext:value-type="float">
            <text:p>0,816496580927726</text:p>
          </table:table-cell>
          <table:table-cell table:formula="of:=[.F70]" office:value-type="float" office:value="0.00000016984579504935" calcext:value-type="float">
            <text:p>1,69845795049352E-07</text:p>
          </table:table-cell>
          <table:table-cell table:formula="of:=[.G70]" office:value-type="float" office:value="0.00000008492289752468" calcext:value-type="float">
            <text:p>8,49228975246762E-0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E71]" office:value-type="float" office:value="0.816496580927726" calcext:value-type="float">
            <text:p>0,816496580927726</text:p>
          </table:table-cell>
          <table:table-cell table:formula="of:=[.F71]" office:value-type="float" office:value="0.00000016984579504935" calcext:value-type="float">
            <text:p>1,69845795049352E-07</text:p>
          </table:table-cell>
          <table:table-cell table:formula="of:=[.G71]" office:value-type="float" office:value="0.00000008492289752468" calcext:value-type="float">
            <text:p>8,49228975246762E-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" calcext:value-type="float">
            <text:p>4,00672034132306E-09</text:p>
          </table:table-cell>
          <table:table-cell table:formula="of:=[.C61]*([.C66]*[.C63]/4/[.E67]/[.H67])^2*[.G68]/(1-[.E67])*([.C2]*[.H67]^[.C5]/(1-[.I67])/[.J67]*(8/PI()/PI())^([.C5]-1))" office:value-type="float" office:value="0.000000015938094613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3,3E-08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3,1E-08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[.M154]" office:value-type="float" office:value="0.0000298274042088875" calcext:value-type="float">
            <text:p>2,98274042088875E-0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298274042088875" calcext:value-type="float">
            <text:p>2,98274042088875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0.7830576952105" calcext:value-type="float">
            <text:p>0,7830576952105</text:p>
          </table:table-cell>
          <table:table-cell table:style-name="ce8" table:formula="of:=[.C82]/[.$C$72]" office:value-type="float" office:value="0.7830576952105" calcext:value-type="float">
            <text:p>0,7830576952105</text:p>
          </table:table-cell>
          <table:table-cell office:value-type="string" calcext:value-type="string">
            <text:p>etd4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0.884943229343446" calcext:value-type="float">
            <text:p>0,884943229343446</text:p>
          </table:table-cell>
          <table:table-cell table:style-name="ce8" table:formula="of:=[.C83]/[.$C$72]" office:value-type="float" office:value="0.884943229343446" calcext:value-type="float">
            <text:p>0,884943229343446</text:p>
          </table:table-cell>
          <table:table-cell office:value-type="string" calcext:value-type="string">
            <text:p>Etd 3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etd59</text:p>
          </table:table-cell>
          <table:table-cell/>
          <table:table-cell table:formula="of:=2.65*2.5" office:value-type="float" office:value="6.625" calcext:value-type="float">
            <text:p>6,62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0.708225610161967" calcext:value-type="float">
            <text:p>0,708225610161967</text:p>
          </table:table-cell>
          <table:table-cell table:style-name="ce8" table:formula="of:=[.C85]/[.$C$72]" office:value-type="float" office:value="0.708225610161967" calcext:value-type="float">
            <text:p>0,708225610161967</text:p>
          </table:table-cell>
          <table:table-cell office:value-type="string" calcext:value-type="string">
            <text:p>E65-6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2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6" calcext:value-type="float">
            <text:p>5,96979471540558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" calcext:value-type="float">
            <text:p>1,06534234690594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" calcext:value-type="float">
            <text:p>5,6E-0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5</text:p>
          </table:table-cell>
          <table:table-cell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2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5" calcext:value-type="float">
            <text:p>195,962186891465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1" calcext:value-type="float">
            <text:p>7,69407096587691</text:p>
          </table:table-cell>
          <table:table-cell table:number-columns-repeated="14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5" calcext:value-type="float">
            <text:p>0,952639474410675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8" calcext:value-type="float">
            <text:p>0,9244843049048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3" calcext:value-type="float">
            <text:p>0,961758870734613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752.2113705622" calcext:value-type="float">
            <text:p>51752,2113705622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4592.40100570847" calcext:value-type="float">
            <text:p>4592,40100570847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134.983422600298" calcext:value-type="float">
            <text:p>134,983422600298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1/(2*PI()*SQRT([.G69]*[.G78]))" office:value-type="float" office:value="100000" calcext:value-type="float">
            <text:p>100000</text:p>
          </table:table-cell>
          <table:table-cell table:formula="of:=1/(2*PI()*SQRT(([.G69]+[.F69])*[.G78]))" office:value-type="float" office:value="57735.0269189626" calcext:value-type="float">
            <text:p>57735,0269189626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6" calcext:value-type="float">
            <text:p>0,000475859265851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7</text:p>
          </table:table-cell>
          <table:table-cell table:formula="of:=+[.C66]^4*[.C63]^2/16/[.F67]^2/[.B122]^2/[.G122]/2" office:value-type="float" office:value="0.000303883104005444" calcext:value-type="float">
            <text:p>0,000303883104005</text:p>
          </table:table-cell>
          <table:table-cell table:formula="of:=-[.C66]^4*[.C63]^2/4/[.F67]^2/[.B122]/[.G122]/[.G122]/4" office:value-type="float" office:value="0.00063798133956906" calcext:value-type="float">
            <text:p>0,000637981339569</text:p>
          </table:table-cell>
          <table:table-cell table:formula="of:=+[.C66]^4*[.C63]^2/[.F67]/[.F67]/3/8/[.G122]/[.G122]/[.G122]" office:value-type="float" office:value="0.000446465745406102" calcext:value-type="float">
            <text:p>0,000446465745406</text:p>
          </table:table-cell>
          <table:table-cell table:formula="of:=([.E129]+[.F129]+[.G129]+[.H129]+[.I129]+[.J129])" office:value-type="float" office:value="0.0021324506149315" calcext:value-type="float">
            <text:p>0,002132450614932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30559165992585" calcext:value-type="float">
            <text:p>3,05591659925847E-07</text:p>
          </table:table-cell>
          <table:table-cell table:formula="of:=48200*SQRT([.J67]/[.M67]/(1+[.H133]))*[.I133]^(-1/8)" office:value-type="float" office:value="2222743.52208242" calcext:value-type="float">
            <text:p>2222743,52208242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2,2E-08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21.7779536893431" calcext:value-type="float">
            <text:p>21,7779536893431</text:p>
          </table:table-cell>
          <table:table-cell table:formula="of:=[.C61]*[.B133]*[.D133]*[.D133]*[.C17]/[.G133]" office:value-type="float" office:value="0.000660364098560429" calcext:value-type="float">
            <text:p>0,00066036409856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4]*[.D134]*[.I123]/[.G134]" office:value-type="float" office:value="1105.59852364662" calcext:value-type="float">
            <text:p>1105,59852364662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5]*[.D135]*[.I123]/[.G135]" office:value-type="float" office:value="1105.59852364662" calcext:value-type="float">
            <text:p>1105,59852364662</text:p>
          </table:table-cell>
          <table:table-cell table:number-columns-repeated="3"/>
          <table:table-cell table:style-name="ce7" table:formula="of:=SQRT([.F69]/[.D23])" office:value-type="float" office:value="0.260649799577404" calcext:value-type="float">
            <text:p>0,260649799577404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6]" office:value-type="float" office:value="85.0460402805093" calcext:value-type="float">
            <text:p>85,0460402805093</text:p>
          </table:table-cell>
          <table:table-cell table:number-columns-repeated="3"/>
          <table:table-cell table:style-name="ce7" table:formula="of:=SQRT([.F70]/[.C25])" office:value-type="float" office:value="0.246290910343086" calcext:value-type="float">
            <text:p>0,246290910343086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7]" office:value-type="float" office:value="69.7499898703457" calcext:value-type="float">
            <text:p>69,7499898703457</text:p>
          </table:table-cell>
          <table:table-cell table:number-columns-repeated="3"/>
          <table:table-cell table:style-name="ce7" table:formula="of:=SQRT([.F71]/[.C26])" office:value-type="float" office:value="0.519226829120315" calcext:value-type="float">
            <text:p>0,51922682912031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UE!</text:p>
          </table:table-cell>
          <table:table-cell table:number-columns-repeated="3"/>
          <table:table-cell table:style-name="ce7" table:formula="of:=SQRT([.F72]/[.C27])" office:value-type="float" office:value="0.220289287106978" calcext:value-type="float">
            <text:p>0,22028928710697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25"/>
        </table:table-row>
        <table:table-row table:style-name="ro1">
          <table:table-cell/>
          <table:table-cell table:formula="of:=[.$M$67]/(1+(2*[.L129]/[.C72]/[.J123]))" office:value-type="float" office:value="0.15500445761051" calcext:value-type="float">
            <text:p>0,15500445761051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14"/>
        </table:table-row>
        <table:table-row table:style-name="ro1">
          <table:table-cell table:formula="of:=[.B155]/12" office:value-type="float" office:value="583.333333333333" calcext:value-type="float">
            <text:p>583,333333333333</text:p>
          </table:table-cell>
          <table:table-cell table:formula="of:=[.B155]/48" office:value-type="float" office:value="145.833333333333" calcext:value-type="float">
            <text:p>145,833333333333</text:p>
          </table:table-cell>
          <table:table-cell table:formula="of:=48/[.B154]" office:value-type="float" office:value="0.329142857142857" calcext:value-type="float">
            <text:p>0,329142857142857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016984579504935" calcext:value-type="float">
            <text:p>1,69845795049352E-07</text:p>
          </table:table-cell>
          <table:table-cell table:formula="of:=[.G155]" office:value-type="float" office:value="0.00000008492289752468" calcext:value-type="float">
            <text:p>8,49228975246762E-08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298274042088875" calcext:value-type="float">
            <text:p>2,98274042088875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7000" calcext:value-type="float">
            <text:p>7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008492289752468" calcext:value-type="float">
            <text:p>8,49228975246762E-08</text:p>
          </table:table-cell>
          <table:table-cell table:number-columns-repeated="3"/>
          <table:table-cell table:style-name="ce5" office:value-type="float" office:value="100000" calcext:value-type="float">
            <text:p>100000</text:p>
          </table:table-cell>
          <table:table-cell table:style-name="ce2" table:formula="of:=[.L156]*[.K155]" office:value-type="float" office:value="58430" calcext:value-type="float">
            <text:p>5843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843" calcext:value-type="float">
            <text:p>0,5843</text:p>
          </table:table-cell>
          <table:table-cell office:value-type="string" calcext:value-type="string">
            <text:p>*0,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15"/>
        </table:table-row>
        <table:table-row table:style-name="ro1">
          <table:table-cell/>
          <table:table-cell table:formula="of:=12*[.E160]/[.C158]*[.C160]" office:value-type="float" office:value="42.6235314561045" calcext:value-type="float">
            <text:p>42,6235314561045</text:p>
          </table:table-cell>
          <table:table-cell table:formula="of:=[.C84]/[.E161]" office:value-type="float" office:value="1" calcext:value-type="float">
            <text:p>1</text:p>
          </table:table-cell>
          <table:table-cell table:formula="of:=[.F154]/[.G154]+1" office:value-type="float" office:value="3" calcext:value-type="float">
            <text:p>3</text:p>
          </table:table-cell>
          <table:table-cell table:formula="of:=2*PI()*[.K155]*[.G154]/[.G158]" office:value-type="float" office:value="0.2" calcext:value-type="float">
            <text:p>0,2</text:p>
          </table:table-cell>
          <table:table-cell table:formula="of:=1/2/PI()/[.M154]/[.G158]/[.K155]" office:value-type="float" office:value="0.2" calcext:value-type="float">
            <text:p>0,2</text:p>
          </table:table-cell>
          <table:table-cell table:formula="of:=8/PI()/PI()*[.C72]^2*[.C154]" office:value-type="float" office:value="0.266793150985081" calcext:value-type="float">
            <text:p>0,266793150985081</text:p>
          </table:table-cell>
          <table:table-cell table:number-columns-repeated="3"/>
          <table:table-cell table:formula="of:=[.L155]/[.K155]" office:value-type="float" office:value="0.5843" calcext:value-type="float">
            <text:p>0,5843</text:p>
          </table:table-cell>
          <table:table-cell table:number-columns-repeated="4"/>
          <table:table-cell table:formula="of:=1/[.L155]" office:value-type="float" office:value="0.0000171144959780934" calcext:value-type="float">
            <text:p>1,71144959780934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3.55196095467537" calcext:value-type="float">
            <text:p>3,55196095467537</text:p>
          </table:table-cell>
          <table:table-cell/>
          <table:table-cell table:formula="of:=[.D84]/[.E16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1707.77442884676" calcext:value-type="float">
            <text:p>1707,77442884676</text:p>
          </table:table-cell>
          <table:table-cell table:formula="of:=[.L155]" office:value-type="float" office:value="58430" calcext:value-type="float">
            <text:p>5843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17.1042266695444" calcext:value-type="float">
            <text:p>17,1042266695444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76.9690200129499" calcext:value-type="float">
            <text:p>76,9690200129499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164]*0.05*10^-6*LN((2*[.L164]+[.M164])/[.M164]))" office:value-type="float" office:value="5843" calcext:value-type="float">
            <text:p>5843</text:p>
          </table:table-cell>
          <table:table-cell table:number-columns-repeated="1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196]/[.A192]" office:value-type="float" office:value="550" calcext:value-type="float">
            <text:p>550</text:p>
          </table:table-cell>
          <table:table-cell table:formula="of:=[.B196]/[.B192]" office:value-type="float" office:value="137.5" calcext:value-type="float">
            <text:p>137,5</text:p>
          </table:table-cell>
          <table:table-cell table:formula="of:=[.B192]/[.B195]" office:value-type="float" office:value="0.349090909090909" calcext:value-type="float">
            <text:p>0,349090909090909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3" calcext:value-type="float">
            <text:p>3</text:p>
          </table:table-cell>
          <table:table-cell table:formula="of:=([.E195]-1)*[.G196]" office:value-type="float" office:value="0.0000001801394795978" calcext:value-type="float">
            <text:p>1,80139479597798E-07</text:p>
          </table:table-cell>
          <table:table-cell table:formula="of:=[.G196]" office:value-type="float" office:value="0.0000000900697397989" calcext:value-type="float">
            <text:p>9,00697397988989E-08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96]/[.D195]/[.G199]" office:value-type="float" office:value="0.0000281229811112368" calcext:value-type="float">
            <text:p>2,81229811112368E-05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6600" calcext:value-type="float">
            <text:p>66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00900697397989" calcext:value-type="float">
            <text:p>9,00697397988989E-08</text:p>
          </table:table-cell>
          <table:table-cell table:number-columns-repeated="3"/>
          <table:table-cell table:style-name="ce5" office:value-type="float" office:value="100000" calcext:value-type="float">
            <text:p>100000</text:p>
          </table:table-cell>
          <table:table-cell table:style-name="ce2" table:formula="of:=[.L197]*[.K196]" office:value-type="float" office:value="58430" calcext:value-type="float">
            <text:p>58430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195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843" calcext:value-type="float">
            <text:p>0,5843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195]*[.M195])/2/PI()" office:value-type="float" office:value="100000" calcext:value-type="float">
            <text:p>100000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196]/[.T197]" office:value-type="float" office:value="0.513874614594039" calcext:value-type="float">
            <text:p>0,513874614594039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192]*[.$E$201]/[.$C$199]*[.C201]" office:value-type="float" office:value="42.6235314561045" calcext:value-type="float">
            <text:p>42,6235314561045</text:p>
          </table:table-cell>
          <table:table-cell office:value-type="float" office:value="1" calcext:value-type="float">
            <text:p>1</text:p>
          </table:table-cell>
          <table:table-cell table:formula="of:=[.F195]/[.G195]+1" office:value-type="float" office:value="3" calcext:value-type="float">
            <text:p>3</text:p>
          </table:table-cell>
          <table:table-cell table:formula="of:=2*PI()*[.K196]*[.G195]/[.G199]" office:value-type="float" office:value="0.2" calcext:value-type="float">
            <text:p>0,2</text:p>
          </table:table-cell>
          <table:table-cell table:formula="of:=1/2/PI()/[.M195]/[.G199]/[.K196]" office:value-type="float" office:value="0.2" calcext:value-type="float">
            <text:p>0,2</text:p>
          </table:table-cell>
          <table:table-cell table:formula="of:=8/PI()/PI()*[.C72]^2*[.C195]" office:value-type="float" office:value="0.282962432862965" calcext:value-type="float">
            <text:p>0,2829624328629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L196]/[.K196]" office:value-type="float" office:value="0.5843" calcext:value-type="float">
            <text:p>0,5843</text:p>
          </table:table-cell>
          <table:table-cell/>
          <table:table-cell table:formula="of:=[.T197]*[.L197]" office:value-type="float" office:value="58430" calcext:value-type="float">
            <text:p>58430</text:p>
          </table:table-cell>
          <table:table-cell office:value-type="string" calcext:value-type="string">
            <text:p>fs</text:p>
          </table:table-cell>
          <table:table-cell/>
          <table:table-cell table:formula="of:=1/[.L196]" office:value-type="float" office:value="0.0000171144959780934" calcext:value-type="float">
            <text:p>1,71144959780934E-05</text:p>
          </table:table-cell>
          <table:table-cell table:number-columns-repeated="11"/>
        </table:table-row>
        <table:table-row table:style-name="ro1">
          <table:table-cell/>
          <table:table-cell table:formula="of:=[.A192]*[.$E$201]/[.$C$199]*[.C202]" office:value-type="float" office:value="52.5846742061424" calcext:value-type="float">
            <text:p>52,584674206142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3.55196095467537" calcext:value-type="float">
            <text:p>3,551960954675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199]-1)*(1-1/[.K199]/[.K199]))^2+[.G207]*[.G207]*([.K199]-1/[.K199])^2)" office:value-type="float" office:value="4.3820561838452" calcext:value-type="float">
            <text:p>4,38205618384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02]*[.K202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199]*SQRT([.G195]/[.M195])" office:value-type="float" office:value="0.2" calcext:value-type="float">
            <text:p>0,2</text:p>
          </table:table-cell>
          <table:table-cell table:number-columns-repeated="3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207]" office:value-type="float" office:value="1160" calcext:value-type="float">
            <text:p>1160</text:p>
          </table:table-cell>
          <table:table-cell table:formula="of:=[.L209]/[.O207]" office:value-type="float" office:value="1707.77442884676" calcext:value-type="float">
            <text:p>1707,77442884676</text:p>
          </table:table-cell>
          <table:table-cell table:formula="of:=[.L196]" office:value-type="float" office:value="58430" calcext:value-type="float">
            <text:p>5843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7]*2*LN((2*[.L207]+[.M207])/[.M207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10]^2" office:value-type="float" office:value="17.1042266695444" calcext:value-type="float">
            <text:p>17,1042266695444</text:p>
          </table:table-cell>
          <table:table-cell table:formula="of:=PI()*[.C210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11]" office:value-type="float" office:value="76.9690200129499" calcext:value-type="float">
            <text:p>76,9690200129499</text:p>
          </table:table-cell>
          <table:table-cell table:formula="of:=4.5*[.C211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12]/([.M212]+[.L212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207]*0.05*10^-6*LN((2*[.L207]+[.M207])/[.M207]))" office:value-type="float" office:value="5843" calcext:value-type="float">
            <text:p>5843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222]/[.A218]" office:value-type="float" office:value="550" calcext:value-type="float">
            <text:p>550</text:p>
          </table:table-cell>
          <table:table-cell table:formula="of:=[.B222]/[.B218]" office:value-type="float" office:value="137.5" calcext:value-type="float">
            <text:p>137,5</text:p>
          </table:table-cell>
          <table:table-cell table:formula="of:=[.B218]/[.B221]" office:value-type="float" office:value="0.349090909090909" calcext:value-type="float">
            <text:p>0,349090909090909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3" calcext:value-type="float">
            <text:p>3</text:p>
          </table:table-cell>
          <table:table-cell table:style-name="ce10" table:formula="of:=0.0000008/6" office:value-type="float" office:value="0.00000013333333333333" calcext:value-type="float">
            <text:p>1,33E-07</text:p>
          </table:table-cell>
          <table:table-cell table:formula="of:=0.0000005/6" office:value-type="float" office:value="0.00000008333333333333" calcext:value-type="float">
            <text:p>8,33333333333333E-08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0.00003" office:value-type="float" office:value="0.00003" calcext:value-type="float">
            <text:p>3E-05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6600" calcext:value-type="float">
            <text:p>66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 table:formula="of:=([.E222]-1)*[.G223]*6" office:value-type="float" office:value="0" calcext:value-type="float">
            <text:p>0</text:p>
          </table:table-cell>
          <table:table-cell table:formula="of:=[.D221]*[.G225]/[.K222]/2/PI()" office:value-type="float" office:value="0.0000000900697397989" calcext:value-type="float">
            <text:p>9,00697397988989E-08</text:p>
          </table:table-cell>
          <table:table-cell table:number-columns-repeated="3"/>
          <table:table-cell table:style-name="ce5" office:value-type="float" office:value="100000" calcext:value-type="float">
            <text:p>100000</text:p>
          </table:table-cell>
          <table:table-cell table:style-name="ce2" table:formula="of:=[.L223]*[.K222]" office:value-type="float" office:value="60000" calcext:value-type="float">
            <text:p>60000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221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221]*[.M221])/2/PI()" office:value-type="float" office:value="100658.424208974" calcext:value-type="float">
            <text:p>100658,424208974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222]/[.T223]" office:value-type="float" office:value="0.510513271623643" calcext:value-type="float">
            <text:p>0,510513271623643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218]*[.$E$201]/[.$C$199]*[.C227]" office:value-type="float" office:value="42.9434618431543" calcext:value-type="float">
            <text:p>42,9434618431543</text:p>
          </table:table-cell>
          <table:table-cell office:value-type="float" office:value="1" calcext:value-type="float">
            <text:p>1</text:p>
          </table:table-cell>
          <table:table-cell table:formula="of:=[.F221]/[.G221]+1" office:value-type="float" office:value="2.6" calcext:value-type="float">
            <text:p>2,6</text:p>
          </table:table-cell>
          <table:table-cell table:formula="of:=2*PI()*[.K222]*[.G221]/[.G225]" office:value-type="float" office:value="0.18504179876481" calcext:value-type="float">
            <text:p>0,18504179876481</text:p>
          </table:table-cell>
          <table:table-cell table:formula="of:=1/2/PI()/[.M221]/[.G225]/[.K222]" office:value-type="float" office:value="0.187486540741578" calcext:value-type="float">
            <text:p>0,187486540741578</text:p>
          </table:table-cell>
          <table:table-cell table:formula="of:=8/PI()/PI()*[.C72]^2*[.C221]" office:value-type="float" office:value="0.282962432862965" calcext:value-type="float">
            <text:p>0,2829624328629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L222]/[.K222]" office:value-type="float" office:value="0.6" calcext:value-type="float">
            <text:p>0,6</text:p>
          </table:table-cell>
          <table:table-cell/>
          <table:table-cell table:formula="of:=[.T223]*[.L223]" office:value-type="float" office:value="60395.0545253845" calcext:value-type="float">
            <text:p>60395,0545253845</text:p>
          </table:table-cell>
          <table:table-cell office:value-type="string" calcext:value-type="string">
            <text:p>fs</text:p>
          </table:table-cell>
          <table:table-cell/>
          <table:table-cell table:formula="of:=1/[.L222]" office:value-type="float" office:value="0.0000166666666666667" calcext:value-type="float">
            <text:p>1,66666666666667E-05</text:p>
          </table:table-cell>
          <table:table-cell table:number-columns-repeated="11"/>
        </table:table-row>
        <table:table-row table:style-name="ro1">
          <table:table-cell/>
          <table:table-cell table:formula="of:=[.A218]*[.$E$201]/[.$C$199]*[.C228]" office:value-type="float" office:value="52.7155964387367" calcext:value-type="float">
            <text:p>52,715596438736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225]*[.K225]*([.D225]-1)/SQRT(([.D225]*[.K225]*[.K225]-1)^2+[.E225]*[.E225]*[.K225]*[.K225]*([.K225]*[.K225]-1)^2*([.D225]-1)^2)" office:value-type="float" office:value="3.57862182026286" calcext:value-type="float">
            <text:p>3,578621820262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225]-1)*(1-1/[.K225]/[.K225]))^2+[.G233]*[.G233]*([.K225]-1/[.K225])^2)" office:value-type="float" office:value="4.39296636989473" calcext:value-type="float">
            <text:p>4,392966369894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28]*[.K228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225]*SQRT([.G221]/[.M221])" office:value-type="float" office:value="0.186260158764599" calcext:value-type="float">
            <text:p>0,186260158764599</text:p>
          </table:table-cell>
          <table:table-cell table:number-columns-repeated="3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233]" office:value-type="float" office:value="1160" calcext:value-type="float">
            <text:p>1160</text:p>
          </table:table-cell>
          <table:table-cell table:formula="of:=[.L235]/[.O233]" office:value-type="float" office:value="1663.08766462527" calcext:value-type="float">
            <text:p>1663,08766462527</text:p>
          </table:table-cell>
          <table:table-cell table:formula="of:=[.L222]" office:value-type="float" office:value="60000" calcext:value-type="float">
            <text:p>6000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33]*2*LN((2*[.L233]+[.M233])/[.M233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36]^2" office:value-type="float" office:value="17.1042266695444" calcext:value-type="float">
            <text:p>17,1042266695444</text:p>
          </table:table-cell>
          <table:table-cell table:formula="of:=PI()*[.C236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37]" office:value-type="float" office:value="76.9690200129499" calcext:value-type="float">
            <text:p>76,9690200129499</text:p>
          </table:table-cell>
          <table:table-cell table:formula="of:=4.5*[.C237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38]/([.M238]+[.L238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m2</text:p>
          </table:table-cell>
          <table:table-cell table:formula="of:=[.A221]/4.5" office:value-type="float" office:value="122.222222222222" calcext:value-type="float">
            <text:p>122,22222222222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 de vida util</text:p>
          </table:table-cell>
          <table:table-cell table:number-columns-repeated="11"/>
          <table:table-cell table:formula="of:=1/(2*[.N233]*0.05*10^-6*LN((2*[.L233]+[.M233])/[.M233]))"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365*24" office:value-type="float" office:value="8760" calcext:value-type="float">
            <text:p>8760</text:p>
          </table:table-cell>
          <table:table-cell table:number-columns-repeated="24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888" office:value-type="float" office:value="888" calcext:value-type="float">
            <text:p>888</text:p>
          </table:table-cell>
          <table:table-cell/>
          <table:table-cell table:formula="of:=1/0.0005" office:value-type="float" office:value="2000" calcext:value-type="float">
            <text:p>2000</text:p>
          </table:table-cell>
          <table:table-cell table:formula="of:=2.5/1.3" office:value-type="float" office:value="1.92307692307692" calcext:value-type="float">
            <text:p>1,923076923076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2.5" calcext:value-type="float">
            <text:p>2,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46]/[.C247]" office:value-type="float" office:value="1923.07692307692" calcext:value-type="float">
            <text:p>1923,07692307692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.1" calcext:value-type="float">
            <text:p>3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65" office:value-type="float" office:value="0.0065" calcext:value-type="float">
            <text:p>0,006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52]/[.C253]" office:value-type="float" office:value="769.230769230769" calcext:value-type="float">
            <text:p>769,23076923076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2.9" calcext:value-type="float">
            <text:p>2,9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13"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58]/[.C259]" office:value-type="float" office:value="3846.15384615385" calcext:value-type="float">
            <text:p>3846,15384615385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veria ser em relacao a fs e não tempo</text:p>
          </table:table-cell>
          <table:table-cell table:number-columns-repeated="4"/>
          <table:table-cell office:value-type="string" calcext:value-type="string">
            <text:p>no sens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62]" office:value-type="float" office:value="3.65714285714286" calcext:value-type="float">
            <text:p>3,65714285714286</text:p>
          </table:table-cell>
          <table:table-cell table:formula="of:=[.B262]+([.C262]*[.D262]+[.E262])*[.F262]" office:value-type="float" office:value="0.53" calcext:value-type="float">
            <text:p>0,53</text:p>
          </table:table-cell>
          <table:table-cell table:formula="of:=[.B262]+(-[.C262]+[.E262])*[.F262]" office:value-type="float" office:value="2.87" calcext:value-type="float">
            <text:p>2,87</text:p>
          </table:table-cell>
          <table:table-cell table:formula="of:=(-[.C262]+[.E262])" office:value-type="float" office:value="-24" calcext:value-type="float">
            <text:p>-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12-12-0.0001)/(3.66-3.66+0.00001)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63]" office:value-type="float" office:value="3.65714285714286" calcext:value-type="float">
            <text:p>3,65714285714286</text:p>
          </table:table-cell>
          <table:table-cell table:formula="of:=[.B263]+([.C263]*[.D263]+[.E263])*[.F263]" office:value-type="float" office:value="0.66" calcext:value-type="float">
            <text:p>0,66</text:p>
          </table:table-cell>
          <table:table-cell table:formula="of:=[.B263]+(-[.C263]+[.E263])*[.F263]" office:value-type="float" office:value="3" calcext:value-type="float">
            <text:p>3</text:p>
          </table:table-cell>
          <table:table-cell table:formula="of:=(-[.C263]+[.E263])"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24-24-0.0000001)/(3.66-3.66+1E-015)" office:value-type="float" office:value="-100000000" calcext:value-type="float">
            <text:p>-100000000</text:p>
          </table:table-cell>
          <table:table-cell office:value-type="float" office:value="24" calcext:value-type="float">
            <text:p>24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64]" office:value-type="float" office:value="3.65714285714286" calcext:value-type="float">
            <text:p>3,65714285714286</text:p>
          </table:table-cell>
          <table:table-cell table:formula="of:=[.B264]+([.C264]*[.D264]+[.E264])*[.F264]" office:value-type="float" office:value="-25999996.61" calcext:value-type="float">
            <text:p>-25999996,61</text:p>
          </table:table-cell>
          <table:table-cell table:formula="of:=[.B264]+(-[.C264]+[.E264])*[.F264]" office:value-type="float" office:value="3.13" calcext:value-type="float">
            <text:p>3,13</text:p>
          </table:table-cell>
          <table:table-cell table:formula="of:=(-[.C264]+[.E264])"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68]/[.C269]" office:value-type="float" office:value="1200" calcext:value-type="float">
            <text:p>1200</text:p>
          </table:table-cell>
          <table:table-cell table:formula="of:=[.D268]/[.D269]" office:value-type="float" office:value="170" calcext:value-type="float">
            <text:p>170</text:p>
          </table:table-cell>
          <table:table-cell table:formula="of:=[.E268]/[.E269]" office:value-type="float" office:value="3142.85714285714" calcext:value-type="float">
            <text:p>3142,85714285714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73]*[.D273]/([.E273]+[.D273])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76]*[.D276]/([.E276]+[.D276])" office:value-type="float" office:value="11.6292134831461" calcext:value-type="float">
            <text:p>11,62921348314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79]*[.D279]/([.E279]+[.D279])" office:value-type="float" office:value="3.48686244204019" calcext:value-type="float">
            <text:p>3,4868624420401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F262]" office:value-type="float" office:value="0.0108333333333333" calcext:value-type="float">
            <text:p>0,010833333333333</text:p>
          </table:table-cell>
          <table:table-cell table:formula="of:=[.C283]*[.E283]" office:value-type="float" office:value="108.333333333333" calcext:value-type="float">
            <text:p>108,333333333333</text:p>
          </table:table-cell>
          <table:table-cell office:value-type="float" office:value="10000" calcext:value-type="float">
            <text:p>10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D283]/[.E283]" office:value-type="float" office:value="0.0108333333333333" calcext:value-type="float">
            <text:p>0,010833333333333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86]*[.I286]/([.J286]+[.I286])" office:value-type="float" office:value="19.6875" calcext:value-type="float">
            <text:p>19,68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D287]/[.E287]"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1E-06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/[.E293]/[.F293]*50*0.0001" office:value-type="float" office:value="0.00005" calcext:value-type="float">
            <text:p>5E-05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97]" office:value-type="float" office:value="3.65714285714286" calcext:value-type="float">
            <text:p>3,65714285714286</text:p>
          </table:table-cell>
          <table:table-cell table:formula="of:=[.C297]+([.D297]*[.E297]+[.F297])*[.G297]" office:value-type="float" office:value="1.45" calcext:value-type="float">
            <text:p>1,45</text:p>
          </table:table-cell>
          <table:table-cell table:formula="of:=[.C297]+(-[.D297]+[.F297])*[.G297]" office:value-type="float" office:value="2.962" calcext:value-type="float">
            <text:p>2,962</text:p>
          </table:table-cell>
          <table:table-cell table:formula="of:=(-[.D297]+[.F297])" office:value-type="float" office:value="-24" calcext:value-type="float">
            <text:p>-24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301]*[.D301]" office:value-type="float" office:value="2000" calcext:value-type="float">
            <text:p>2000</text:p>
          </table:table-cell>
          <table:table-cell table:formula="of:=0.25*[.E301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301]*[.B301]" office:value-type="float" office:value="0.096" calcext:value-type="float">
            <text:p>0,09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03]*[.B303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[.B303]/[.D301]" office:value-type="float" office:value="0.00004" calcext:value-type="float">
            <text:p>4E-05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310]/[.D310]" office:value-type="float" office:value="-0.0209059233449477" calcext:value-type="float">
            <text:p>-0,020905923344948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311]/[.D311]" office:value-type="float" office:value="-0.0156794425087108" calcext:value-type="float">
            <text:p>-0,015679442508711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312]/[.D312]" office:value-type="float" office:value="-0.0191570881226054" calcext:value-type="float">
            <text:p>-0,019157088122605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1,8E-05</text:p>
          </table:table-cell>
          <table:table-cell table:formula="of:=[.E312]*(1+[.C334])" office:value-type="float" office:value="0.0000185161290322581" calcext:value-type="float">
            <text:p>1,85161290322581E-05</text:p>
          </table:table-cell>
          <table:table-cell table:formula="of:=[.B312]*-12+[.H312]*[.B312]" office:value-type="float" office:value="0.0383141762452107" calcext:value-type="float">
            <text:p>0,038314176245211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312]*(1+[.C335])" office:value-type="float" office:value="27042.238267148" calcext:value-type="float">
            <text:p>27042,23826714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313]*(1+[.C335])" office:value-type="float" office:value="28018.4923562147" calcext:value-type="float">
            <text:p>28018,492356214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2400" calcext:value-type="float">
            <text:p>324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309]/[.D309]" office:value-type="float" office:value="-0.0210084033613445" calcext:value-type="float">
            <text:p>-0,02100840336134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310]/[.D310]" office:value-type="float" office:value="-0.0209059233449477" calcext:value-type="float">
            <text:p>-0,02090592334494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311]/[.D311]" office:value-type="float" office:value="-0.0156794425087108" calcext:value-type="float">
            <text:p>-0,015679442508711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319]*[.C319]" office:value-type="float" office:value="-0.133275261324042" calcext:value-type="float">
            <text:p>-0,13327526132404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312]/[.D312]" office:value-type="float" office:value="-0.0191570881226054" calcext:value-type="float">
            <text:p>-0,019157088122605</text:p>
          </table:table-cell>
          <table:table-cell/>
          <table:table-cell table:formula="of:=[.D320]*[.C320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313]/[.D313]" office:value-type="float" office:value="-0" calcext:value-type="float">
            <text:p>0</text:p>
          </table:table-cell>
          <table:table-cell/>
          <table:table-cell table:formula="of:=[.D321]*[.C321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314]/[.D314]" office:value-type="float" office:value="-0.0178453570464542" calcext:value-type="float">
            <text:p>-0,017845357046454</text:p>
          </table:table-cell>
          <table:table-cell office:value-type="float" office:value="2.1" calcext:value-type="float">
            <text:p>2,1</text:p>
          </table:table-cell>
          <table:table-cell table:formula="of:=[.D322]*[.C322]" office:value-type="float" office:value="-0.0374752497975538" calcext:value-type="float">
            <text:p>-0,03747524979755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315]/[.D315]" office:value-type="float" office:value="-0.0216049382716049" calcext:value-type="float">
            <text:p>-0,0216049382716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309]/[.E309]" office:value-type="float" office:value="-1.27323656735421" calcext:value-type="float">
            <text:p>-1,2732365673542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310]/[.E310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311]/[.E311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formula="of:=-1/[.D315]/[.E312]" office:value-type="float" office:value="-1.71467764060357" calcext:value-type="float">
            <text:p>-1,7146776406035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F338]/[.E338]*12/3" office:value-type="float" office:value="0.0903614457831325" calcext:value-type="float">
            <text:p>0,090361445783133</text:p>
          </table:table-cell>
          <table:table-cell office:value-type="float" office:value="33200" calcext:value-type="float">
            <text:p>33200</text:p>
          </table:table-cell>
          <table:table-cell office:value-type="float" office:value="750" calcext:value-type="float">
            <text:p>750</text:p>
          </table:table-cell>
          <table:table-cell table:formula="of:=1/[.E338]/[.E312]" office:value-type="float" office:value="1.67336010709505" calcext:value-type="float">
            <text:p>1,67336010709505</text:p>
          </table:table-cell>
          <table:table-cell table:number-columns-repeated="2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0.00001" calcext:value-type="float">
            <text:p>1E-0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1/[.C343]/[.D343]*[.E343]*[.F343]" office:value-type="float" office:value="0.42" calcext:value-type="float">
            <text:p>0,4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46]/[.C343]" office:value-type="float" office:value="0.00787" calcext:value-type="float">
            <text:p>0,00787</text:p>
          </table:table-cell>
          <table:table-cell table:formula="of:=12" office:value-type="float" office:value="12" calcext:value-type="float">
            <text:p>12</text:p>
          </table:table-cell>
          <table:table-cell table:formula="of:=[.D346]*[.E346]" office:value-type="float" office:value="0.09444" calcext:value-type="float">
            <text:p>0,0944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46]-[.G343]" office:value-type="float" office:value="2.58556" calcext:value-type="float">
            <text:p>2,5855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50]/[.D350]*[.E350]*[.F350]" office:value-type="float" office:value="0.0195529221653649" calcext:value-type="float">
            <text:p>0,01955292216536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53]/[.C350]" office:value-type="float" office:value="0.0249050632911392" calcext:value-type="float">
            <text:p>0,024905063291139</text:p>
          </table:table-cell>
          <table:table-cell table:formula="of:=12/3" office:value-type="float" office:value="4" calcext:value-type="float">
            <text:p>4</text:p>
          </table:table-cell>
          <table:table-cell table:formula="of:=[.D353]*[.E353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53]-[.G350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table:formula="of:=1/[.C357]/[.D357]*[.E357]*[.F357]" office:value-type="float" office:value="0.363587395636951" calcext:value-type="float">
            <text:p>0,36358739563695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0]/[.C357]" office:value-type="float" office:value="0.0249050632911392" calcext:value-type="float">
            <text:p>0,024905063291139</text:p>
          </table:table-cell>
          <table:table-cell office:value-type="float" office:value="1" calcext:value-type="float">
            <text:p>1</text:p>
          </table:table-cell>
          <table:table-cell table:formula="of:=[.D360]*[.E360]" office:value-type="float" office:value="0.0249050632911392" calcext:value-type="float">
            <text:p>0,024905063291139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0]-[.G357]" office:value-type="float" office:value="2.71150754107191" calcext:value-type="float">
            <text:p>2,7115075410719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1/0.3" office:value-type="float" office:value="3.33333333333333" calcext:value-type="float">
            <text:p>3,33333333333333</text:p>
          </table:table-cell>
          <table:table-cell table:formula="of:=31600/[.J362]" office:value-type="float" office:value="9480" calcext:value-type="float">
            <text:p>9480</text:p>
          </table:table-cell>
          <table:table-cell table:formula="of:=3.1*[.J362]" office:value-type="float" office:value="10.3333333333333" calcext:value-type="float">
            <text:p>10,3333333333333</text:p>
          </table:table-cell>
          <table:table-cell table:formula="of:=10000/[.J362]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.3*2" office:value-type="float" office:value="7.27272727272727" calcext:value-type="float">
            <text:p>7,27272727272727</text:p>
          </table:table-cell>
          <table:table-cell office:value-type="float" office:value="0" calcext:value-type="float">
            <text:p>0</text:p>
          </table:table-cell>
          <table:table-cell table:formula="of:=1/[.C365]/[.D365]*[.E365]*[.F365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8]/[.C365]" office:value-type="float" office:value="0.0249050632911392" calcext:value-type="float">
            <text:p>0,024905063291139</text:p>
          </table:table-cell>
          <table:table-cell table:formula="of:=12" office:value-type="float" office:value="12" calcext:value-type="float">
            <text:p>12</text:p>
          </table:table-cell>
          <table:table-cell table:formula="of:=[.D368]*[.E368]" office:value-type="float" office:value="0.298860759493671" calcext:value-type="float">
            <text:p>0,298860759493671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8]-[.G365]" office:value-type="float" office:value="2.80113924050633" calcext:value-type="float">
            <text:p>2,80113924050633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72]/[.D372]*[.E372]*[.F372]" office:value-type="float" office:value="0.0195529221653649" calcext:value-type="float">
            <text:p>0,01955292216536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75]/[.C372]" office:value-type="float" office:value="0.0249050632911392" calcext:value-type="float">
            <text:p>0,024905063291139</text:p>
          </table:table-cell>
          <table:table-cell table:formula="of:=12/3" office:value-type="float" office:value="4" calcext:value-type="float">
            <text:p>4</text:p>
          </table:table-cell>
          <table:table-cell table:formula="of:=[.D375]*[.E375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75]-[.G372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.0000047" calcext:value-type="float">
            <text:p>4,7E-06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table:formula="of:=1/[.C379]/[.D379]*[.E379]*[.F379]" office:value-type="float" office:value="0.679843887699861" calcext:value-type="float">
            <text:p>0,67984388769986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82]/[.C379]" office:value-type="float" office:value="0.0931360946745562" calcext:value-type="float">
            <text:p>0,093136094674556</text:p>
          </table:table-cell>
          <table:table-cell office:value-type="float" office:value="1" calcext:value-type="float">
            <text:p>1</text:p>
          </table:table-cell>
          <table:table-cell table:formula="of:=[.D382]*[.E382]" office:value-type="float" office:value="0.0931360946745562" calcext:value-type="float">
            <text:p>0,093136094674556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82]-[.G379]" office:value-type="float" office:value="2.32702001762558" calcext:value-type="float">
            <text:p>2,32702001762558</text:p>
          </table:table-cell>
          <table:table-cell table:number-columns-repeated="2"/>
          <table:table-cell table:formula="of:=SQRT(90/10)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315/6000*315" office:value-type="float" office:value="16.5375" calcext:value-type="float">
            <text:p>16,5375</text:p>
          </table:table-cell>
          <table:table-cell/>
          <table:table-cell table:style-name="ce9" office:value-type="float" office:value="8450" calcext:value-type="float">
            <text:p>845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12-377*230/(230+6000)" office:value-type="float" office:value="-1.91813804173355" calcext:value-type="float">
            <text:p>-1,91813804173355</text:p>
          </table:table-cell>
          <table:table-cell table:style-name="ce9"/>
          <table:table-cell table:style-name="ce9" table:formula="of:=[.C386]/[.D386]*[.E386]" office:value-type="float" office:value="-0.162082664526485" calcext:value-type="float">
            <text:p>-0,162082664526485</text:p>
          </table:table-cell>
          <table:table-cell table:number-columns-repeated="2"/>
          <table:table-cell table:formula="of:=10.33-0.9" office:value-type="float" office:value="9.43" calcext:value-type="float">
            <text:p>9,43</text:p>
          </table:table-cell>
          <table:table-cell table:formula="of:=5110*2.8/2.7" office:value-type="float" office:value="5299.25925925926" calcext:value-type="float">
            <text:p>5299,25925925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8450" calcext:value-type="float">
            <text:p>8450</text:p>
          </table:table-cell>
          <table:table-cell table:formula="of:=12-377*230/(230+6000)" office:value-type="float" office:value="-1.91813804173355" calcext:value-type="float">
            <text:p>-1,91813804173355</text:p>
          </table:table-cell>
          <table:table-cell/>
          <table:table-cell table:formula="of:=[.C387]/[.D387]*[.E387]" office:value-type="float" office:value="-0.211335682467921" calcext:value-type="float">
            <text:p>-0,211335682467921</text:p>
          </table:table-cell>
          <table:table-cell table:number-columns-repeated="2"/>
          <table:table-cell table:formula="of:=2.8*10000/9.43" office:value-type="float" office:value="2969.24708377519" calcext:value-type="float">
            <text:p>2969,247083775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88]/[.D388]*[.E388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formula="of:=0.16-0.19" office:value-type="float" office:value="-0.03" calcext:value-type="float">
            <text:p>-0,0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.83" calcext:value-type="float">
            <text:p>2,83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9.33" calcext:value-type="float">
            <text:p>9,33</text:p>
          </table:table-cell>
          <table:table-cell/>
          <table:table-cell table:formula="of:=[.C392]/[.D392]*[.E392]" office:value-type="float" office:value="4.76763" calcext:value-type="float">
            <text:p>4,767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330v e depois erros d siulacao e outras cous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" calcext:value-type="float">
            <text:p>10,3</text:p>
          </table:table-cell>
          <table:table-cell/>
          <table:table-cell table:formula="of:=[.C393]/[.D393]*[.E393]" office:value-type="float" office:value="5.2633" calcext:value-type="float">
            <text:p>5,263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não deu bons resultados 2,78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0.808*3+0.315" office:value-type="float" office:value="2.739" calcext:value-type="float">
            <text:p>2,7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4.9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845k paralelo de condensador à said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float" office:value="5.9" calcext:value-type="float">
            <text:p>5,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49" calcext:value-type="float">
            <text:p>5,49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0,120u <text:s/>^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5,62k</text:p>
          </table:table-cell>
          <table:table-cell office:value-type="string" calcext:value-type="string">
            <text:p>1,2u</text:p>
          </table:table-cell>
          <table:table-cell office:value-type="float" office:value="2.89" calcext:value-type="float">
            <text:p>2,8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experimentar agora só mexendo em r2 e esperar 20ms, se estabiliza 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1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850k </text:p>
          </table:table-cell>
          <table:table-cell office:value-type="string" calcext:value-type="string">
            <text:p>5,36k</text:p>
          </table:table-cell>
          <table:table-cell office:value-type="float" office:value="2.825" calcext:value-type="float">
            <text:p>2,82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499k</text:p>
          </table:table-cell>
          <table:table-cell table:number-columns-repeated="2" office:value-type="string" calcext:value-type="string">
            <text:p>“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“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291v</text:p>
          </table:table-cell>
          <table:table-cell office:value-type="float" office:value="2.825" calcext:value-type="float">
            <text:p>2,825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442k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315v e depois diminuiu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iminuir r2??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11" calcext:value-type="float">
            <text:p>5,11</text:p>
          </table:table-cell>
          <table:table-cell office:value-type="string" calcext:value-type="string">
            <text:p>377v</text:p>
          </table:table-cell>
          <table:table-cell/>
          <table:table-cell office:value-type="float" office:value="2.819" calcext:value-type="float">
            <text:p>2,819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table:formula="of:=2.8/5.11" office:value-type="float" office:value="0.547945205479452" calcext:value-type="float">
            <text:p>0,547945205479452</text:p>
          </table:table-cell>
          <table:table-cell table:formula="of:=5/[.I416]" office:value-type="float" office:value="9.125" calcext:value-type="float">
            <text:p>9,125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2.8*3.3" office:value-type="float" office:value="9.24" calcext:value-type="float">
            <text:p>9,2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K2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8,45K</text:p>
          </table:table-cell>
          <table:table-cell office:value-type="float" office:value="0.76" calcext:value-type="float">
            <text:p>0,7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931/8450" office:value-type="float" office:value="0.110177514792899" calcext:value-type="float">
            <text:p>0,110177514792899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8450/100000" office:value-type="float" office:value="0.0845" calcext:value-type="float">
            <text:p>0,0845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2.8*3.33" office:value-type="float" office:value="9.324" calcext:value-type="float">
            <text:p>9,324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391v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200k</text:p>
          </table:table-cell>
          <table:table-cell office:value-type="string" calcext:value-type="string">
            <text:p>20k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1.44/([.E429]+2*[.F429])/0.0000000056" office:value-type="float" office:value="64285.7142857143" calcext:value-type="float">
            <text:p>64285,7142857143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1.44/([.E430]+2*[.F430])/0.0000000056" office:value-type="float" office:value="107142.857142857" calcext:value-type="float">
            <text:p>107142,857142857</text:p>
          </table:table-cell>
          <table:table-cell/>
          <table:table-cell office:value-type="string" calcext:value-type="string">
            <text:p>R2 ultimo amp op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70k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 calcext:value-type="string">
            <text:p>7,15k</text:p>
          </table:table-cell>
          <table:table-cell office:value-type="string" calcext:value-type="string">
            <text:p>valor de <text:s/>talvez muito incrementado??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11"/>
          <table:table-cell table:number-columns-repeated="18"/>
        </table:table-row>
      </table:table>
      <table:table table:name="Folha5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/>
          <table:table-cell table:number-columns-repeated="16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2,4E-0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3,9E-0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3,9E-0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3,9E-06</text:p>
          </table:table-cell>
          <table:table-cell table:formula="of:=10^-9*2500" office:value-type="float" office:value="0.0000025" calcext:value-type="float">
            <text:p>2,5E-0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5,6E-06</text:p>
          </table:table-cell>
          <table:table-cell table:formula="of:=10^-9*2200" office:value-type="float" office:value="0.0000022" calcext:value-type="float">
            <text:p>2,2E-0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2,8E-0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6,3E-07</text:p>
          </table:table-cell>
          <table:table-cell office:value-type="string" calcext:value-type="string">
            <text:p>E65/32/27-3f3-E63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3,5E-0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2,8E-06</text:p>
          </table:table-cell>
          <table:table-cell table:formula="of:=10^-9*4600" office:value-type="float" office:value="0.0000046" calcext:value-type="float">
            <text:p>4,6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8,6E-05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5,6E-05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816496580927726" calcext:value-type="float">
            <text:p>0,816496580927726</text:p>
          </table:table-cell>
          <table:table-cell table:style-name="ce2" table:formula="of:=[.F154]" office:value-type="float" office:value="0.00000305252464539669" calcext:value-type="float">
            <text:p>3,05252464539669E-06</text:p>
          </table:table-cell>
          <table:table-cell table:style-name="ce2" table:formula="of:=[.G154]" office:value-type="float" office:value="0.00000152626232269834" calcext:value-type="float">
            <text:p>1,52626232269834E-06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8" table:formula="of:=SQRT([.F70]/([.F70]+[.G70]))" office:value-type="float" office:value="0.816496580927726" calcext:value-type="float">
            <text:p>0,816496580927726</text:p>
          </table:table-cell>
          <table:table-cell table:style-name="ce2" table:formula="of:=[.F69]" office:value-type="float" office:value="0.00000305252464539669" calcext:value-type="float">
            <text:p>3,05252464539669E-06</text:p>
          </table:table-cell>
          <table:table-cell table:style-name="ce2" table:formula="of:=[.G69]" office:value-type="float" office:value="0.00000152626232269834" calcext:value-type="float">
            <text:p>1,52626232269834E-06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8" table:formula="of:=SQRT([.F71]/([.F71]+[.G71]))" office:value-type="float" office:value="0.877058019307029" calcext:value-type="float">
            <text:p>0,877058019307029</text:p>
          </table:table-cell>
          <table:table-cell table:formula="of:=6*10^-6" office:value-type="float" office:value="0.000006" calcext:value-type="float">
            <text:p>6E-06</text:p>
          </table:table-cell>
          <table:table-cell table:formula="of:=10^-6*1.8" office:value-type="float" office:value="0.0000018" calcext:value-type="float">
            <text:p>1,8E-0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1/2.666" office:value-type="float" office:value="0.375093773443361" calcext:value-type="float">
            <text:p>0,375093773443361</text:p>
          </table:table-cell>
          <table:table-cell/>
          <table:table-cell table:style-name="ce8" table:formula="of:=SQRT([.F72]/([.F72]+[.G72]))" office:value-type="float" office:value="0.877058019307029" calcext:value-type="float">
            <text:p>0,877058019307029</text:p>
          </table:table-cell>
          <table:table-cell table:formula="of:=[.F71]" office:value-type="float" office:value="0.000006" calcext:value-type="float">
            <text:p>6E-06</text:p>
          </table:table-cell>
          <table:table-cell table:formula="of:=[.G71]" office:value-type="float" office:value="0.0000018" calcext:value-type="float">
            <text:p>1,8E-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" calcext:value-type="float">
            <text:p>4,00672034132306E-09</text:p>
          </table:table-cell>
          <table:table-cell table:formula="of:=[.C61]*([.C66]*[.C63]/4/[.E67]/[.H67])^2*[.G68]/(1-[.E67])*([.C2]*[.H67]^[.C5]/(1-[.I67])/[.J67]*(8/PI()/PI())^([.C5]-1))" office:value-type="float" office:value="0.000000015938094613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3,3E-08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3,1E-08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M154]" office:value-type="float" office:value="0.00000476767954071556" calcext:value-type="float">
            <text:p>4,76767954071556E-0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0476767954071556" calcext:value-type="float">
            <text:p>4,76767954071556E-0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3.31967793362867" calcext:value-type="float">
            <text:p>3,31967793362867</text:p>
          </table:table-cell>
          <table:table-cell table:style-name="ce8" table:formula="of:=[.C82]/[.$C$72]" office:value-type="float" office:value="8.85026137105403" calcext:value-type="float">
            <text:p>8,85026137105403</text:p>
          </table:table-cell>
          <table:table-cell office:value-type="string" calcext:value-type="string">
            <text:p>etd4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3.75160927340841" calcext:value-type="float">
            <text:p>3,75160927340841</text:p>
          </table:table-cell>
          <table:table-cell table:style-name="ce8" table:formula="of:=[.C83]/[.$C$72]" office:value-type="float" office:value="10.0017903229068" calcext:value-type="float">
            <text:p>10,0017903229068</text:p>
          </table:table-cell>
          <table:table-cell office:value-type="string" calcext:value-type="string">
            <text:p>Etd 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8" table:formula="of:=SQRT([.G71]/[.C90]*1/(1+[.E71]))" office:value-type="float" office:value="3.00021797707933" calcext:value-type="float">
            <text:p>3,00021797707933</text:p>
          </table:table-cell>
          <table:table-cell table:style-name="ce8" table:formula="of:=[.C84]/[.$C$72]" office:value-type="float" office:value="7.9985811268935" calcext:value-type="float">
            <text:p>7,9985811268935</text:p>
          </table:table-cell>
          <table:table-cell office:value-type="string" calcext:value-type="string">
            <text:p>etd5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3.20755359677998" calcext:value-type="float">
            <text:p>3,20755359677998</text:p>
          </table:table-cell>
          <table:table-cell table:style-name="ce8" table:formula="of:=[.C85]/[.$C$72]" office:value-type="float" office:value="8.55133788901542" calcext:value-type="float">
            <text:p>8,55133788901542</text:p>
          </table:table-cell>
          <table:table-cell office:value-type="string" calcext:value-type="string">
            <text:p>E65-63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2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" calcext:value-type="float">
            <text:p>7,62434773003519E-0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" calcext:value-type="float">
            <text:p>7,62434773003519E-0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6" calcext:value-type="float">
            <text:p>5,96979471540558E-0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" calcext:value-type="float">
            <text:p>1,06534234690594E-0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" calcext:value-type="float">
            <text:p>5,6E-0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5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1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5" calcext:value-type="float">
            <text:p>195,962186891465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1" calcext:value-type="float">
            <text:p>7,69407096587691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5" calcext:value-type="float">
            <text:p>0,952639474410675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8" calcext:value-type="float">
            <text:p>0,9244843049048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3" calcext:value-type="float">
            <text:p>0,961758870734613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630.3940823846" calcext:value-type="float">
            <text:p>51630,3940823846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1154.63191368381" calcext:value-type="float">
            <text:p>1154,63191368381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3.87363422404725" calcext:value-type="float">
            <text:p>3,87363422404725</text:p>
          </table:table-cell>
          <table:table-cell table:number-columns-repeated="9"/>
        </table:table-row>
        <table:table-row table:style-name="ro1">
          <table:table-cell/>
          <table:table-cell table:style-name="ce3" table:formula="of:=1/(2*PI()*SQRT([.G69]*[.G78]))" office:value-type="float" office:value="59000" calcext:value-type="float">
            <text:p>59000</text:p>
          </table:table-cell>
          <table:table-cell table:formula="of:=1/(2*PI()*SQRT(([.G69]+[.F69])*[.G78]))" office:value-type="float" office:value="34063.6658821879" calcext:value-type="float">
            <text:p>34063,6658821879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6" calcext:value-type="float">
            <text:p>0,000475859265851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7</text:p>
          </table:table-cell>
          <table:table-cell table:formula="of:=+[.C66]^4*[.C63]^2/16/[.F67]^2/[.B122]^2/[.G122]/2" office:value-type="float" office:value="0.000303883104005444" calcext:value-type="float">
            <text:p>0,000303883104005</text:p>
          </table:table-cell>
          <table:table-cell table:formula="of:=-[.C66]^4*[.C63]^2/4/[.F67]^2/[.B122]/[.G122]/[.G122]/4" office:value-type="float" office:value="0.00063798133956906" calcext:value-type="float">
            <text:p>0,000637981339569</text:p>
          </table:table-cell>
          <table:table-cell table:formula="of:=+[.C66]^4*[.C63]^2/[.F67]/[.F67]/3/8/[.G122]/[.G122]/[.G122]" office:value-type="float" office:value="0.000446465745406102" calcext:value-type="float">
            <text:p>0,000446465745406</text:p>
          </table:table-cell>
          <table:table-cell table:formula="of:=([.E129]+[.F129]+[.G129]+[.H129]+[.I129]+[.J129])" office:value-type="float" office:value="0.0021324506149315" calcext:value-type="float">
            <text:p>0,002132450614932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61401817085663" calcext:value-type="float">
            <text:p>6,14018170856634E-07</text:p>
          </table:table-cell>
          <table:table-cell table:formula="of:=48200*SQRT([.J67]/[.M67]/(1+[.H133]))*[.I133]^(-1/8)" office:value-type="float" office:value="2037086.10972071" calcext:value-type="float">
            <text:p>2037086,10972071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2,2E-08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12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101.392111066808" calcext:value-type="float">
            <text:p>101,392111066808</text:p>
          </table:table-cell>
          <table:table-cell table:formula="of:=[.C61]*[.B133]*[.D133]*[.D133]*[.C17]/[.G133]" office:value-type="float" office:value="0.000660364098560429" calcext:value-type="float">
            <text:p>0,00066036409856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4]*[.D134]*[.I123]/[.G134]" office:value-type="float" office:value="277.972097283598" calcext:value-type="float">
            <text:p>277,972097283598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5]*[.D135]*[.I123]/[.G135]" office:value-type="float" office:value="277.972097283598" calcext:value-type="float">
            <text:p>277,972097283598</text:p>
          </table:table-cell>
          <table:table-cell table:number-columns-repeated="3"/>
          <table:table-cell table:style-name="ce7" table:formula="of:=SQRT([.F69]/[.D23])" office:value-type="float" office:value="1.10499314846685" calcext:value-type="float">
            <text:p>1,10499314846685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6]*[.$C$158]*[.I123]/[.G136]" office:value-type="float" office:value="64.152067953592" calcext:value-type="float">
            <text:p>64,152067953592</text:p>
          </table:table-cell>
          <table:table-cell table:number-columns-repeated="3"/>
          <table:table-cell table:style-name="ce7" table:formula="of:=SQRT([.F70]/[.C25])" office:value-type="float" office:value="1.0441203825977" calcext:value-type="float">
            <text:p>1,0441203825977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6]*[.$C$158]*[.I123]/[.G137]" office:value-type="float" office:value="52.61392623532" calcext:value-type="float">
            <text:p>52,61392623532</text:p>
          </table:table-cell>
          <table:table-cell table:number-columns-repeated="3"/>
          <table:table-cell table:style-name="ce7" table:formula="of:=SQRT([.F71]/[.C26])" office:value-type="float" office:value="3.08606699924184" calcext:value-type="float">
            <text:p>3,08606699924184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UE!</text:p>
          </table:table-cell>
          <table:table-cell table:number-columns-repeated="3"/>
          <table:table-cell table:style-name="ce7" table:formula="of:=SQRT([.F72]/[.C27])" office:value-type="float" office:value="1.30930734141595" calcext:value-type="float">
            <text:p>1,309307341415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17"/>
        </table:table-row>
        <table:table-row table:style-name="ro1">
          <table:table-cell/>
          <table:table-cell table:formula="of:=[.$M$67]/(1+(2*[.L129]/[.C72]/[.J123]))" office:value-type="float" office:value="0.00715105299685271" calcext:value-type="float">
            <text:p>0,007151052996853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1">
          <table:table-cell table:formula="of:=[.B155]/48" office:value-type="float" office:value="114.583333333333" calcext:value-type="float">
            <text:p>114,583333333333</text:p>
          </table:table-cell>
          <table:table-cell table:formula="of:=[.B155]/315" office:value-type="float" office:value="17.4603174603175" calcext:value-type="float">
            <text:p>17,4603174603175</text:p>
          </table:table-cell>
          <table:table-cell table:formula="of:=315/[.B154]" office:value-type="float" office:value="18.0409090909091" calcext:value-type="float">
            <text:p>18,0409090909091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305252464539669" calcext:value-type="float">
            <text:p>3,05252464539669E-06</text:p>
          </table:table-cell>
          <table:table-cell table:formula="of:=[.G155]" office:value-type="float" office:value="0.00000152626232269834" calcext:value-type="float">
            <text:p>1,52626232269834E-06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0476767954071556" calcext:value-type="float">
            <text:p>4,76767954071556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5500" calcext:value-type="float">
            <text:p>55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152626232269834" calcext:value-type="float">
            <text:p>1,52626232269834E-06</text:p>
          </table:table-cell>
          <table:table-cell table:number-columns-repeated="3"/>
          <table:table-cell table:style-name="ce5" office:value-type="float" office:value="59000" calcext:value-type="float">
            <text:p>59000</text:p>
          </table:table-cell>
          <table:table-cell table:style-name="ce2" table:formula="of:=[.L156]*[.K155]" office:value-type="float" office:value="34810" calcext:value-type="float">
            <text:p>348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*0,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7"/>
        </table:table-row>
        <table:table-row table:style-name="ro1">
          <table:table-cell/>
          <table:table-cell table:formula="of:=48*[.E160]/[.C158]*[.C160]" office:value-type="float" office:value="334.125742236857" calcext:value-type="float">
            <text:p>334,125742236857</text:p>
          </table:table-cell>
          <table:table-cell table:formula="of:=[.C84]/[.E161]" office:value-type="float" office:value="3.00021797707933" calcext:value-type="float">
            <text:p>3,00021797707933</text:p>
          </table:table-cell>
          <table:table-cell table:formula="of:=[.F69]/[.G69]+1" office:value-type="float" office:value="3" calcext:value-type="float">
            <text:p>3</text:p>
          </table:table-cell>
          <table:table-cell table:formula="of:=2*PI()*[.K155]*[.G154]/[.G158]" office:value-type="float" office:value="0.275" calcext:value-type="float">
            <text:p>0,275</text:p>
          </table:table-cell>
          <table:table-cell table:formula="of:=1/2/PI()/[.M154]/[.G158]/[.K155]" office:value-type="float" office:value="0.275" calcext:value-type="float">
            <text:p>0,275</text:p>
          </table:table-cell>
          <table:table-cell table:formula="of:=8/PI()/PI()*[.C72]^2*[.C154]" office:value-type="float" office:value="2.0574456401888" calcext:value-type="float">
            <text:p>2,0574456401888</text:p>
          </table:table-cell>
          <table:table-cell table:number-columns-repeated="3"/>
          <table:table-cell table:formula="of:=[.L155]/[.K155]" office:value-type="float" office:value="0.59" calcext:value-type="float">
            <text:p>0,59</text:p>
          </table:table-cell>
          <table:table-cell table:number-columns-repeated="4"/>
          <table:table-cell table:formula="of:=1/[.L155]" office:value-type="float" office:value="0.0000287273771904625" calcext:value-type="float">
            <text:p>2,87273771904625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2.61101011375388" calcext:value-type="float">
            <text:p>2,61101011375388</text:p>
          </table:table-cell>
          <table:table-cell/>
          <table:table-cell table:formula="of:=[.D84]/[.E161]" office:value-type="float" office:value="7.9985811268935" calcext:value-type="float">
            <text:p>7,998581126893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2866.56879854974" calcext:value-type="float">
            <text:p>2866,56879854974</text:p>
          </table:table-cell>
          <table:table-cell table:formula="of:=[.L155]" office:value-type="float" office:value="34810" calcext:value-type="float">
            <text:p>34810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17.1042266695444" calcext:value-type="float">
            <text:p>17,1042266695444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76.9690200129499" calcext:value-type="float">
            <text:p>76,9690200129499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formula="of:=1/(2*[.N164]*0.05*10^-6*LN((2*[.L164]+[.M164])/[.M164]))" office:value-type="float" office:value="3481" calcext:value-type="float">
            <text:p>3481</text:p>
          </table:table-cell>
          <table:table-cell table:number-columns-repeated="5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1">
          <table:table-cell table:formula="of:=[.B196]/[.A192]" office:value-type="float" office:value="114.583333333333" calcext:value-type="float">
            <text:p>114,583333333333</text:p>
          </table:table-cell>
          <table:table-cell table:formula="of:=[.B196]/[.B192]" office:value-type="float" office:value="17.4603174603175" calcext:value-type="float">
            <text:p>17,4603174603175</text:p>
          </table:table-cell>
          <table:table-cell table:formula="of:=[.B192]/[.B195]" office:value-type="float" office:value="18.0409090909091" calcext:value-type="float">
            <text:p>18,0409090909091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6*10^-6" office:value-type="float" office:value="0.000006" calcext:value-type="float">
            <text:p>6E-06</text:p>
          </table:table-cell>
          <table:table-cell table:formula="of:=1.8*10^-6" office:value-type="float" office:value="0.0000018" calcext:value-type="float">
            <text:p>1,8E-06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600*10^-6" office:value-type="float" office:value="0.0006" calcext:value-type="float">
            <text:p>0,0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5500" calcext:value-type="float">
            <text:p>55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295932779195488" calcext:value-type="float">
            <text:p>2,95932779195488E-06</text:p>
          </table:table-cell>
          <table:table-cell table:number-columns-repeated="3"/>
          <table:table-cell table:style-name="ce5" table:formula="of:=1/SQRT([.G195]*[.M195])" office:value-type="float" office:value="30429.0309725092" calcext:value-type="float">
            <text:p>30429,0309725092</text:p>
          </table:table-cell>
          <table:table-cell table:style-name="ce2" table:formula="of:=[.L197]*[.K196]" office:value-type="float" office:value="14910.2251765295" calcext:value-type="float">
            <text:p>14910,2251765295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</table:table-row>
        <table:table-row table:style-name="ro1">
          <table:table-cell/>
          <table:table-cell table:formula="of:=[.A192]*[.$E$201]/[.$C$199]*[.C201]" office:value-type="float" office:value="368.056754102734" calcext:value-type="float">
            <text:p>368,056754102734</text:p>
          </table:table-cell>
          <table:table-cell office:value-type="float" office:value="3" calcext:value-type="float">
            <text:p>3</text:p>
          </table:table-cell>
          <table:table-cell table:formula="of:=[.F195]/[.G195]+1" office:value-type="float" office:value="4.33333333333333" calcext:value-type="float">
            <text:p>4,33333333333333</text:p>
          </table:table-cell>
          <table:table-cell table:formula="of:=2*PI()*[.K196]*[.G195]/[.G199]" office:value-type="float" office:value="0.167267715778458" calcext:value-type="float">
            <text:p>0,167267715778458</text:p>
          </table:table-cell>
          <table:table-cell table:formula="of:=1/2/PI()/[.M195]/[.G199]/[.K196]" office:value-type="float" office:value="0.00423694073695588" calcext:value-type="float">
            <text:p>0,004236940736956</text:p>
          </table:table-cell>
          <table:table-cell table:formula="of:=8/PI()/PI()*[.C72]^2*[.C195]" office:value-type="float" office:value="2.0574456401888" calcext:value-type="float">
            <text:p>2,057445640188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L196]/[.K196]" office:value-type="float" office:value="0.49" calcext:value-type="float">
            <text:p>0,49</text:p>
          </table:table-cell>
          <table:table-cell table:number-columns-repeated="4"/>
          <table:table-cell table:formula="of:=1/[.L196]" office:value-type="float" office:value="0.0000670680682659387" calcext:value-type="float">
            <text:p>6,70680682659387E-05</text:p>
          </table:table-cell>
          <table:table-cell table:number-columns-repeated="3"/>
        </table:table-row>
        <table:table-row table:style-name="ro1">
          <table:table-cell/>
          <table:table-cell table:formula="of:=[.A192]*[.$E$201]/[.$C$199]*[.C202]" office:value-type="float" office:value="1839.24807645607" calcext:value-type="float">
            <text:p>1839,2480764560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3.06713961752278" calcext:value-type="float">
            <text:p>3,06713961752278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/SQRT((1+1/([.D199]-1)*(1-1/[.K199]/[.K199]))^2+[.G205]*[.G205]*([.K199]-1/[.K199])^2)" office:value-type="float" office:value="15.3270673038006" calcext:value-type="float">
            <text:p>15,3270673038006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1/[.G199]*SQRT([.G195]/[.M195])" office:value-type="float" office:value="0.0266214837858318" calcext:value-type="float">
            <text:p>0,026621483785832</text:p>
          </table:table-cell>
          <table:table-cell table:number-columns-repeated="3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205]" office:value-type="float" office:value="1160" calcext:value-type="float">
            <text:p>1160</text:p>
          </table:table-cell>
          <table:table-cell table:formula="of:=[.L207]/[.O205]" office:value-type="float" office:value="6692.4046213997" calcext:value-type="float">
            <text:p>6692,4046213997</text:p>
          </table:table-cell>
          <table:table-cell table:formula="of:=[.L196]" office:value-type="float" office:value="14910.2251765295" calcext:value-type="float">
            <text:p>14910,225176529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5]*2*LN((2*[.L205]+[.M205])/[.M205]))" office:value-type="float" office:value="99785259.8775163" calcext:value-type="float">
            <text:p>99785259,8775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08]^2" office:value-type="float" office:value="17.1042266695444" calcext:value-type="float">
            <text:p>17,1042266695444</text:p>
          </table:table-cell>
          <table:table-cell table:formula="of:=PI()*[.C208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09]" office:value-type="float" office:value="76.9690200129499" calcext:value-type="float">
            <text:p>76,9690200129499</text:p>
          </table:table-cell>
          <table:table-cell table:formula="of:=4.5*[.C209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8*[.M210]/([.M210]+[.L210])" office:value-type="float" office:value="43.6363636363636" calcext:value-type="float">
            <text:p>43,6363636363636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formula="of:=1/(2*[.N205]*0.05*10^-6*LN((2*[.L205]+[.M205])/[.M205]))" office:value-type="float" office:value="1491.02251765295" calcext:value-type="float">
            <text:p>1491,02251765295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888" office:value-type="float" office:value="888" calcext:value-type="float">
            <text:p>888</text:p>
          </table:table-cell>
          <table:table-cell/>
          <table:table-cell table:formula="of:=1/0.0005" office:value-type="float" office:value="2000" calcext:value-type="float">
            <text:p>2000</text:p>
          </table:table-cell>
          <table:table-cell table:formula="of:=2.5/1.3" office:value-type="float" office:value="1.92307692307692" calcext:value-type="float">
            <text:p>1,9230769230769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2.5" calcext:value-type="float">
            <text:p>2,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13" calcext:value-type="float">
            <text:p>0,001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22]/[.C223]" office:value-type="float" office:value="1923.07692307692" calcext:value-type="float">
            <text:p>1923,07692307692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.1" calcext:value-type="float">
            <text:p>3,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65" office:value-type="float" office:value="0.0065" calcext:value-type="float">
            <text:p>0,006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28]/[.C229]" office:value-type="float" office:value="769.230769230769" calcext:value-type="float">
            <text:p>769,23076923076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13" office:value-type="float" office:value="0.0013" calcext:value-type="float">
            <text:p>0,001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34]/[.C235]" office:value-type="float" office:value="3846.15384615385" calcext:value-type="float">
            <text:p>3846,1538461538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deveria ser em relacao a fs e não tempo</text:p>
          </table:table-cell>
          <table:table-cell table:number-columns-repeated="4"/>
          <table:table-cell office:value-type="string" calcext:value-type="string">
            <text:p>no sens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38]" office:value-type="float" office:value="3.65714285714286" calcext:value-type="float">
            <text:p>3,65714285714286</text:p>
          </table:table-cell>
          <table:table-cell table:formula="of:=[.B238]+([.C238]*[.D238]+[.E238])*[.F238]" office:value-type="float" office:value="0.53" calcext:value-type="float">
            <text:p>0,53</text:p>
          </table:table-cell>
          <table:table-cell table:formula="of:=[.B238]+(-[.C238]+[.E238])*[.F238]" office:value-type="float" office:value="2.87" calcext:value-type="float">
            <text:p>2,87</text:p>
          </table:table-cell>
          <table:table-cell table:formula="of:=(-[.C238]+[.E238])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12-12-0.0001)/(3.66-3.66+0.00001)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39]" office:value-type="float" office:value="3.65714285714286" calcext:value-type="float">
            <text:p>3,65714285714286</text:p>
          </table:table-cell>
          <table:table-cell table:formula="of:=[.B239]+([.C239]*[.D239]+[.E239])*[.F239]" office:value-type="float" office:value="0.66" calcext:value-type="float">
            <text:p>0,66</text:p>
          </table:table-cell>
          <table:table-cell table:formula="of:=[.B239]+(-[.C239]+[.E239])*[.F239]" office:value-type="float" office:value="3" calcext:value-type="float">
            <text:p>3</text:p>
          </table:table-cell>
          <table:table-cell table:formula="of:=(-[.C239]+[.E239])" office:value-type="float" office:value="-12" calcext:value-type="float">
            <text:p>-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24-24-0.0000001)/(3.66-3.66+1E-015)" office:value-type="float" office:value="-100000000" calcext:value-type="float">
            <text:p>-100000000</text:p>
          </table:table-cell>
          <table:table-cell office:value-type="float" office:value="24" calcext:value-type="float">
            <text:p>24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0]" office:value-type="float" office:value="3.65714285714286" calcext:value-type="float">
            <text:p>3,65714285714286</text:p>
          </table:table-cell>
          <table:table-cell table:formula="of:=[.B240]+([.C240]*[.D240]+[.E240])*[.F240]" office:value-type="float" office:value="-25999996.61" calcext:value-type="float">
            <text:p>-25999996,61</text:p>
          </table:table-cell>
          <table:table-cell table:formula="of:=[.B240]+(-[.C240]+[.E240])*[.F240]" office:value-type="float" office:value="3.13" calcext:value-type="float">
            <text:p>3,13</text:p>
          </table:table-cell>
          <table:table-cell table:formula="of:=(-[.C240]+[.E240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44]/[.C245]" office:value-type="float" office:value="1200" calcext:value-type="float">
            <text:p>1200</text:p>
          </table:table-cell>
          <table:table-cell table:formula="of:=[.D244]/[.D245]" office:value-type="float" office:value="170" calcext:value-type="float">
            <text:p>170</text:p>
          </table:table-cell>
          <table:table-cell table:formula="of:=[.E244]/[.E245]" office:value-type="float" office:value="3142.85714285714" calcext:value-type="float">
            <text:p>3142,85714285714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49]*[.D249]/([.E249]+[.D249])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52]*[.D252]/([.E252]+[.D252])" office:value-type="float" office:value="11.6292134831461" calcext:value-type="float">
            <text:p>11,629213483146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55]*[.D255]/([.E255]+[.D255])" office:value-type="float" office:value="3.48686244204019" calcext:value-type="float">
            <text:p>3,4868624420401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F238]" office:value-type="float" office:value="0.0108333333333333" calcext:value-type="float">
            <text:p>0,010833333333333</text:p>
          </table:table-cell>
          <table:table-cell table:formula="of:=[.C259]*[.E259]" office:value-type="float" office:value="108.333333333333" calcext:value-type="float">
            <text:p>108,333333333333</text:p>
          </table:table-cell>
          <table:table-cell office:value-type="float" office:value="10000" calcext:value-type="float">
            <text:p>10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D259]/[.E259]" office:value-type="float" office:value="0.0108333333333333" calcext:value-type="float">
            <text:p>0,010833333333333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62]*[.I262]/([.J262]+[.I262])" office:value-type="float" office:value="19.6875" calcext:value-type="float">
            <text:p>19,687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D263]/[.E263]" office:value-type="float" office:value="0.007" calcext:value-type="float">
            <text:p>0,007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1E-06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formula="of:=1/[.E269]/[.F269]*50*0.0001" office:value-type="float" office:value="0.00005" calcext:value-type="float">
            <text:p>5E-05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73]" office:value-type="float" office:value="3.65714285714286" calcext:value-type="float">
            <text:p>3,65714285714286</text:p>
          </table:table-cell>
          <table:table-cell table:formula="of:=[.C273]+([.D273]*[.E273]+[.F273])*[.G273]" office:value-type="float" office:value="1.45" calcext:value-type="float">
            <text:p>1,45</text:p>
          </table:table-cell>
          <table:table-cell table:formula="of:=[.C273]+(-[.D273]+[.F273])*[.G273]" office:value-type="float" office:value="2.962" calcext:value-type="float">
            <text:p>2,962</text:p>
          </table:table-cell>
          <table:table-cell table:formula="of:=(-[.D273]+[.F273])" office:value-type="float" office:value="-24" calcext:value-type="float">
            <text:p>-24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277]*[.D277]" office:value-type="float" office:value="2000" calcext:value-type="float">
            <text:p>2000</text:p>
          </table:table-cell>
          <table:table-cell table:formula="of:=0.25*[.E277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277]*[.B277]" office:value-type="float" office:value="0.096" calcext:value-type="float">
            <text:p>0,096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79]*[.B279]"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1/[.B279]/[.D277]" office:value-type="float" office:value="0.00004" calcext:value-type="float">
            <text:p>4E-05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14"/>
        </table:table-row>
        <table:table-row table:style-name="ro1">
          <table:table-cell/>
          <table:table-cell table:formula="of:=-[.C286]/[.D286]" office:value-type="float" office:value="-0.0209059233449477" calcext:value-type="float">
            <text:p>-0,020905923344948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14"/>
        </table:table-row>
        <table:table-row table:style-name="ro1">
          <table:table-cell/>
          <table:table-cell table:formula="of:=-[.C287]/[.D287]" office:value-type="float" office:value="-0.0156794425087108" calcext:value-type="float">
            <text:p>-0,015679442508711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14"/>
        </table:table-row>
        <table:table-row table:style-name="ro1">
          <table:table-cell/>
          <table:table-cell table:formula="of:=-[.C288]/[.D288]" office:value-type="float" office:value="-0.0191570881226054" calcext:value-type="float">
            <text:p>-0,019157088122605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1,8E-05</text:p>
          </table:table-cell>
          <table:table-cell table:formula="of:=[.E288]*(1+[.C307])" office:value-type="float" office:value="0.0000185161290322581" calcext:value-type="float">
            <text:p>1,85161290322581E-05</text:p>
          </table:table-cell>
          <table:table-cell table:formula="of:=[.B288]*-12+[.H288]*[.B288]" office:value-type="float" office:value="0.0383141762452107" calcext:value-type="float">
            <text:p>0,03831417624521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D288]*(1+[.C308])" office:value-type="float" office:value="27042.238267148" calcext:value-type="float">
            <text:p>27042,23826714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289]*(1+[.C308])" office:value-type="float" office:value="28018.4923562147" calcext:value-type="float">
            <text:p>28018,492356214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5]/[.D285]" office:value-type="float" office:value="-0.0210084033613445" calcext:value-type="float">
            <text:p>-0,0210084033613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6]/[.D286]" office:value-type="float" office:value="-0.0209059233449477" calcext:value-type="float">
            <text:p>-0,0209059233449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7]/[.D287]" office:value-type="float" office:value="-0.0156794425087108" calcext:value-type="float">
            <text:p>-0,015679442508711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293]*[.C293]" office:value-type="float" office:value="-0.133275261324042" calcext:value-type="float">
            <text:p>-0,1332752613240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-[.C288]/[.D288]" office:value-type="float" office:value="-0.0191570881226054" calcext:value-type="float">
            <text:p>-0,019157088122605</text:p>
          </table:table-cell>
          <table:table-cell/>
          <table:table-cell table:formula="of:=[.D294]*[.C294]" office:value-type="float" office:value="-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-[.C289]/[.D289]" office:value-type="float" office:value="-0" calcext:value-type="float">
            <text:p>0</text:p>
          </table:table-cell>
          <table:table-cell/>
          <table:table-cell table:formula="of:=[.D295]*[.C295]" office:value-type="float" office:value="-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-[.C290]/[.D290]" office:value-type="float" office:value="-0.0178453570464542" calcext:value-type="float">
            <text:p>-0,017845357046454</text:p>
          </table:table-cell>
          <table:table-cell office:value-type="float" office:value="2.1" calcext:value-type="float">
            <text:p>2,1</text:p>
          </table:table-cell>
          <table:table-cell table:formula="of:=[.D296]*[.C296]" office:value-type="float" office:value="-0.0374752497975538" calcext:value-type="float">
            <text:p>-0,037475249797554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5]/[.E285]" office:value-type="float" office:value="-1.27323656735421" calcext:value-type="float">
            <text:p>-1,273236567354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6]/[.E286]" office:value-type="float" office:value="-1.58378207158695" calcext:value-type="float">
            <text:p>-1,583782071586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7]/[.E287]" office:value-type="float" office:value="-1.58378207158695" calcext:value-type="float">
            <text:p>-1,58378207158695</text:p>
          </table:table-cell>
          <table:table-cell table:number-columns-repeated="16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F311]/[.E311]" office:value-type="float" office:value="0.017741935483871" calcext:value-type="float">
            <text:p>0,017741935483871</text:p>
          </table:table-cell>
          <table:table-cell office:value-type="float" office:value="31000" calcext:value-type="float">
            <text:p>31000</text:p>
          </table:table-cell>
          <table:table-cell office:value-type="float" office:value="550" calcext:value-type="float">
            <text:p>550</text:p>
          </table:table-cell>
          <table:table-cell table:number-columns-repeated="13"/>
        </table:table-row>
      </table:table>
      <table:table table:name="Sheet4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2,4E-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3,9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3,9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3,9E-06</text:p>
          </table:table-cell>
          <table:table-cell table:formula="of:=10^-9*2500" office:value-type="float" office:value="0.0000025" calcext:value-type="float">
            <text:p>2,5E-0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5,6E-06</text:p>
          </table:table-cell>
          <table:table-cell table:formula="of:=10^-9*2200" office:value-type="float" office:value="0.0000022" calcext:value-type="float">
            <text:p>2,2E-0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2,8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6,3E-07</text:p>
          </table:table-cell>
          <table:table-cell office:value-type="string" calcext:value-type="string">
            <text:p>E65/32/27-3f3-E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3,5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2,8E-06</text:p>
          </table:table-cell>
          <table:table-cell table:formula="of:=10^-9*4600" office:value-type="float" office:value="0.0000046" calcext:value-type="float">
            <text:p>4,6E-0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8,6E-05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5,6E-05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789349209278126" calcext:value-type="float">
            <text:p>0,789349209278126</text:p>
          </table:table-cell>
          <table:table-cell table:style-name="ce2" table:formula="of:=[.F154]" office:value-type="float" office:value="0.00000272749586793038" calcext:value-type="float">
            <text:p>2,72749586793038E-06</text:p>
          </table:table-cell>
          <table:table-cell table:style-name="ce2" table:formula="of:=[.G195]" office:value-type="float" office:value="0.00000165" calcext:value-type="float">
            <text:p>1,65E-06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69]" office:value-type="float" office:value="0.789349209278126" calcext:value-type="float">
            <text:p>0,789349209278126</text:p>
          </table:table-cell>
          <table:table-cell table:style-name="ce2" table:formula="of:=[.F69]" office:value-type="float" office:value="0.00000272749586793038" calcext:value-type="float">
            <text:p>2,72749586793038E-06</text:p>
          </table:table-cell>
          <table:table-cell table:style-name="ce2" table:formula="of:=[.G69]" office:value-type="float" office:value="0.00000165" calcext:value-type="float">
            <text:p>1,65E-06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70]" office:value-type="float" office:value="0.789349209278126" calcext:value-type="float">
            <text:p>0,789349209278126</text:p>
          </table:table-cell>
          <table:table-cell table:formula="of:=[.F70]" office:value-type="float" office:value="0.00000272749586793038" calcext:value-type="float">
            <text:p>2,72749586793038E-06</text:p>
          </table:table-cell>
          <table:table-cell table:formula="of:=[.G70]" office:value-type="float" office:value="0.00000165" calcext:value-type="float">
            <text:p>1,65E-06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2.5" office:value-type="float" office:value="0.4" calcext:value-type="float">
            <text:p>0,4</text:p>
          </table:table-cell>
          <table:table-cell/>
          <table:table-cell table:formula="of:=[.E71]" office:value-type="float" office:value="0.789349209278126" calcext:value-type="float">
            <text:p>0,789349209278126</text:p>
          </table:table-cell>
          <table:table-cell table:formula="of:=[.F71]" office:value-type="float" office:value="0.00000272749586793038" calcext:value-type="float">
            <text:p>2,72749586793038E-06</text:p>
          </table:table-cell>
          <table:table-cell table:formula="of:=[.G71]" office:value-type="float" office:value="0.00000165" calcext:value-type="float">
            <text:p>1,65E-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" calcext:value-type="float">
            <text:p>4,00672034132306E-09</text:p>
          </table:table-cell>
          <table:table-cell table:formula="of:=[.C61]*([.C66]*[.C63]/4/[.E67]/[.H67])^2*[.G68]/(1-[.E67])*([.C2]*[.H67]^[.C5]/(1-[.I67])/[.J67]*(8/PI()/PI())^([.C5]-1))" office:value-type="float" office:value="0.000000015938094613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3,3E-08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3,1E-08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[.M154]" office:value-type="float" office:value="0.00000533583184139925" calcext:value-type="float">
            <text:p>5,33583184139925E-0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0533583184139925" calcext:value-type="float">
            <text:p>5,33583184139925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3.47770765733645" calcext:value-type="float">
            <text:p>3,47770765733645</text:p>
          </table:table-cell>
          <table:table-cell table:style-name="ce8" table:formula="of:=[.C82]/[.$C$72]" office:value-type="float" office:value="8.69426914334114" calcext:value-type="float">
            <text:p>8,69426914334114</text:p>
          </table:table-cell>
          <table:table-cell office:value-type="string" calcext:value-type="string">
            <text:p>etd4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3.93020062738601" calcext:value-type="float">
            <text:p>3,93020062738601</text:p>
          </table:table-cell>
          <table:table-cell table:style-name="ce8" table:formula="of:=[.C83]/[.$C$72]" office:value-type="float" office:value="9.82550156846503" calcext:value-type="float">
            <text:p>9,82550156846503</text:p>
          </table:table-cell>
          <table:table-cell office:value-type="string" calcext:value-type="string">
            <text:p>Etd 3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style-name="ce8" table:formula="of:=SQRT([.G71]/[.C90]*1/(1+[.E71]))" office:value-type="float" office:value="2.94204847431869" calcext:value-type="float">
            <text:p>2,94204847431869</text:p>
          </table:table-cell>
          <table:table-cell table:style-name="ce8" table:formula="of:=[.C84]/[.$C$72]" office:value-type="float" office:value="7.35512118579672" calcext:value-type="float">
            <text:p>7,35512118579672</text:p>
          </table:table-cell>
          <table:table-cell office:value-type="string" calcext:value-type="string">
            <text:p>etd59</text:p>
          </table:table-cell>
          <table:table-cell/>
          <table:table-cell table:formula="of:=2.65*2.5" office:value-type="float" office:value="6.625" calcext:value-type="float">
            <text:p>6,62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3.14536418280131" calcext:value-type="float">
            <text:p>3,14536418280131</text:p>
          </table:table-cell>
          <table:table-cell table:style-name="ce8" table:formula="of:=[.C85]/[.$C$72]" office:value-type="float" office:value="7.86341045700329" calcext:value-type="float">
            <text:p>7,86341045700329</text:p>
          </table:table-cell>
          <table:table-cell office:value-type="string" calcext:value-type="string">
            <text:p>E65-6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2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6" calcext:value-type="float">
            <text:p>5,96979471540558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" calcext:value-type="float">
            <text:p>1,06534234690594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" calcext:value-type="float">
            <text:p>5,6E-0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5</text:p>
          </table:table-cell>
          <table:table-cell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2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5" calcext:value-type="float">
            <text:p>195,962186891465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1" calcext:value-type="float">
            <text:p>7,69407096587691</text:p>
          </table:table-cell>
          <table:table-cell table:number-columns-repeated="14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5" calcext:value-type="float">
            <text:p>0,952639474410675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8" calcext:value-type="float">
            <text:p>0,9244843049048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3" calcext:value-type="float">
            <text:p>0,961758870734613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619.9762287282" calcext:value-type="float">
            <text:p>51619,9762287282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1211.76526227723" calcext:value-type="float">
            <text:p>1211,76526227723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4.20299529651449" calcext:value-type="float">
            <text:p>4,20299529651449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1/(2*PI()*SQRT([.G69]*[.G78]))" office:value-type="float" office:value="53638.5578079506" calcext:value-type="float">
            <text:p>53638,5578079506</text:p>
          </table:table-cell>
          <table:table-cell table:formula="of:=1/(2*PI()*SQRT(([.G69]+[.F69])*[.G78]))" office:value-type="float" office:value="32931.0965376833" calcext:value-type="float">
            <text:p>32931,0965376833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6" calcext:value-type="float">
            <text:p>0,000475859265851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7</text:p>
          </table:table-cell>
          <table:table-cell table:formula="of:=+[.C66]^4*[.C63]^2/16/[.F67]^2/[.B122]^2/[.G122]/2" office:value-type="float" office:value="0.000303883104005444" calcext:value-type="float">
            <text:p>0,000303883104005</text:p>
          </table:table-cell>
          <table:table-cell table:formula="of:=-[.C66]^4*[.C63]^2/4/[.F67]^2/[.B122]/[.G122]/[.G122]/4" office:value-type="float" office:value="0.00063798133956906" calcext:value-type="float">
            <text:p>0,000637981339569</text:p>
          </table:table-cell>
          <table:table-cell table:formula="of:=+[.C66]^4*[.C63]^2/[.F67]/[.F67]/3/8/[.G122]/[.G122]/[.G122]" office:value-type="float" office:value="0.000446465745406102" calcext:value-type="float">
            <text:p>0,000446465745406</text:p>
          </table:table-cell>
          <table:table-cell table:formula="of:=([.E129]+[.F129]+[.G129]+[.H129]+[.I129]+[.J129])" office:value-type="float" office:value="0.0021324506149315" calcext:value-type="float">
            <text:p>0,002132450614932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25202386105317" calcext:value-type="float">
            <text:p>2,52023861053168E-07</text:p>
          </table:table-cell>
          <table:table-cell table:formula="of:=48200*SQRT([.J67]/[.M67]/(1+[.H133]))*[.I133]^(-1/8)" office:value-type="float" office:value="2276941.29083186" calcext:value-type="float">
            <text:p>2276941,29083186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2,2E-08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94.5235601894591" calcext:value-type="float">
            <text:p>94,5235601894591</text:p>
          </table:table-cell>
          <table:table-cell table:formula="of:=[.C61]*[.B133]*[.D133]*[.D133]*[.C17]/[.G133]" office:value-type="float" office:value="0.000660364098560429" calcext:value-type="float">
            <text:p>0,00066036409856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4]*[.D134]*[.I123]/[.G134]" office:value-type="float" office:value="291.726677028999" calcext:value-type="float">
            <text:p>291,726677028999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5]*[.D135]*[.I123]/[.G135]" office:value-type="float" office:value="291.726677028999" calcext:value-type="float">
            <text:p>291,726677028999</text:p>
          </table:table-cell>
          <table:table-cell table:number-columns-repeated="3"/>
          <table:table-cell table:style-name="ce7" table:formula="of:=SQRT([.F69]/[.D23])" office:value-type="float" office:value="1.04450866304313" calcext:value-type="float">
            <text:p>1,04450866304313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6]" office:value-type="float" office:value="66.0210788516328" calcext:value-type="float">
            <text:p>66,0210788516328</text:p>
          </table:table-cell>
          <table:table-cell table:number-columns-repeated="3"/>
          <table:table-cell table:style-name="ce7" table:formula="of:=SQRT([.F70]/[.C25])" office:value-type="float" office:value="0.986967915951674" calcext:value-type="float">
            <text:p>0,986967915951674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7]" office:value-type="float" office:value="54.1467840941449" calcext:value-type="float">
            <text:p>54,1467840941449</text:p>
          </table:table-cell>
          <table:table-cell table:number-columns-repeated="3"/>
          <table:table-cell table:style-name="ce7" table:formula="of:=SQRT([.F71]/[.C26])" office:value-type="float" office:value="2.08071106127795" calcext:value-type="float">
            <text:p>2,0807110612779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UE!</text:p>
          </table:table-cell>
          <table:table-cell table:number-columns-repeated="3"/>
          <table:table-cell table:style-name="ce7" table:formula="of:=SQRT([.F72]/[.C27])" office:value-type="float" office:value="0.882770940671697" calcext:value-type="float">
            <text:p>0,88277094067169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25"/>
        </table:table-row>
        <table:table-row table:style-name="ro1">
          <table:table-cell/>
          <table:table-cell table:formula="of:=[.$M$67]/(1+(2*[.L129]/[.C72]/[.J123]))" office:value-type="float" office:value="0.00822807394667733" calcext:value-type="float">
            <text:p>0,008228073946677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14"/>
        </table:table-row>
        <table:table-row table:style-name="ro1">
          <table:table-cell table:formula="of:=[.B155]/48" office:value-type="float" office:value="145.833333333333" calcext:value-type="float">
            <text:p>145,833333333333</text:p>
          </table:table-cell>
          <table:table-cell table:formula="of:=[.B155]/315" office:value-type="float" office:value="22.2222222222222" calcext:value-type="float">
            <text:p>22,2222222222222</text:p>
          </table:table-cell>
          <table:table-cell table:formula="of:=315/[.B154]" office:value-type="float" office:value="14.175" calcext:value-type="float">
            <text:p>14,17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272749586793038" calcext:value-type="float">
            <text:p>2,72749586793038E-06</text:p>
          </table:table-cell>
          <table:table-cell table:formula="of:=[.G155]" office:value-type="float" office:value="0.00000136374793396519" calcext:value-type="float">
            <text:p>1,36374793396519E-06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0533583184139925" calcext:value-type="float">
            <text:p>5,33583184139925E-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7000" calcext:value-type="float">
            <text:p>7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136374793396519" calcext:value-type="float">
            <text:p>1,36374793396519E-06</text:p>
          </table:table-cell>
          <table:table-cell table:number-columns-repeated="3"/>
          <table:table-cell table:style-name="ce5" office:value-type="float" office:value="59000" calcext:value-type="float">
            <text:p>59000</text:p>
          </table:table-cell>
          <table:table-cell table:style-name="ce2" table:formula="of:=[.L156]*[.K155]" office:value-type="float" office:value="34810" calcext:value-type="float">
            <text:p>3481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*0,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15"/>
        </table:table-row>
        <table:table-row table:style-name="ro1">
          <table:table-cell/>
          <table:table-cell table:formula="of:=48*[.E160]/[.C158]*[.C160]" office:value-type="float" office:value="293.285887397559" calcext:value-type="float">
            <text:p>293,285887397559</text:p>
          </table:table-cell>
          <table:table-cell table:formula="of:=[.C84]/[.E161]" office:value-type="float" office:value="2.94204847431869" calcext:value-type="float">
            <text:p>2,94204847431869</text:p>
          </table:table-cell>
          <table:table-cell table:formula="of:=[.F69]/[.G69]+1" office:value-type="float" office:value="2.65302779874568" calcext:value-type="float">
            <text:p>2,65302779874568</text:p>
          </table:table-cell>
          <table:table-cell table:formula="of:=2*PI()*[.K155]*[.G154]/[.G158]" office:value-type="float" office:value="0.275" calcext:value-type="float">
            <text:p>0,275</text:p>
          </table:table-cell>
          <table:table-cell table:formula="of:=1/2/PI()/[.M154]/[.G158]/[.K155]" office:value-type="float" office:value="0.275" calcext:value-type="float">
            <text:p>0,275</text:p>
          </table:table-cell>
          <table:table-cell table:formula="of:=8/PI()/PI()*[.C72]^2*[.C154]" office:value-type="float" office:value="1.83837155600658" calcext:value-type="float">
            <text:p>1,83837155600658</text:p>
          </table:table-cell>
          <table:table-cell table:number-columns-repeated="3"/>
          <table:table-cell table:formula="of:=[.L155]/[.K155]" office:value-type="float" office:value="0.59" calcext:value-type="float">
            <text:p>0,59</text:p>
          </table:table-cell>
          <table:table-cell table:number-columns-repeated="4"/>
          <table:table-cell table:formula="of:=1/[.L155]" office:value-type="float" office:value="0.0000287273771904625" calcext:value-type="float">
            <text:p>2,87273771904625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2.44404906164633" calcext:value-type="float">
            <text:p>2,44404906164633</text:p>
          </table:table-cell>
          <table:table-cell/>
          <table:table-cell table:formula="of:=[.D84]/[.E161]" office:value-type="float" office:value="7.35512118579672" calcext:value-type="float">
            <text:p>7,35512118579672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2866.56879854974" calcext:value-type="float">
            <text:p>2866,56879854974</text:p>
          </table:table-cell>
          <table:table-cell table:formula="of:=[.L155]" office:value-type="float" office:value="34810" calcext:value-type="float">
            <text:p>3481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office:value-type="float" office:value="3.5" calcext:value-type="float">
            <text:p>3,5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38.484510006475" calcext:value-type="float">
            <text:p>38,484510006475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173.180295029137" calcext:value-type="float">
            <text:p>173,180295029137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/>
          <table:table-cell table:formula="of:=550/[.B169]" office:value-type="float" office:value="3.17588095058657" calcext:value-type="float">
            <text:p>3,17588095058657</text:p>
          </table:table-cell>
          <table:table-cell table:number-columns-repeated="25"/>
        </table:table-row>
        <table:table-row table:style-name="ro1">
          <table:table-cell/>
          <table:table-cell table:formula="of:=6*[.B169]" office:value-type="float" office:value="1039.08177017482" calcext:value-type="float">
            <text:p>1039,08177017482</text:p>
          </table:table-cell>
          <table:table-cell table:number-columns-repeated="11"/>
          <table:table-cell table:formula="of:=1/(2*[.N164]*0.05*10^-6*LN((2*[.L164]+[.M164])/[.M164]))" office:value-type="float" office:value="3481" calcext:value-type="float">
            <text:p>3481</text:p>
          </table:table-cell>
          <table:table-cell table:number-columns-repeated="1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196]/[.A192]" office:value-type="float" office:value="137.5" calcext:value-type="float">
            <text:p>137,5</text:p>
          </table:table-cell>
          <table:table-cell table:formula="of:=[.B196]/[.B192]" office:value-type="float" office:value="20.952380952381" calcext:value-type="float">
            <text:p>20,952380952381</text:p>
          </table:table-cell>
          <table:table-cell table:formula="of:=[.B192]/[.B195]" office:value-type="float" office:value="15.0340909090909" calcext:value-type="float">
            <text:p>15,0340909090909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[.F154]" office:value-type="float" office:value="0.00000272749586793038" calcext:value-type="float">
            <text:p>2,72749586793038E-06</text:p>
          </table:table-cell>
          <table:table-cell table:formula="of:=1.65*10^-6" office:value-type="float" office:value="0.00000165" calcext:value-type="float">
            <text:p>1,65E-06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5*10^-6" office:value-type="float" office:value="0.000005" calcext:value-type="float">
            <text:p>5E-06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6600" calcext:value-type="float">
            <text:p>66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154009341661778" calcext:value-type="float">
            <text:p>1,54009341661778E-06</text:p>
          </table:table-cell>
          <table:table-cell table:number-columns-repeated="3"/>
          <table:table-cell table:style-name="ce5" table:formula="of:=[.J200]" office:value-type="float" office:value="55410.6388543993" calcext:value-type="float">
            <text:p>55410,6388543993</text:p>
          </table:table-cell>
          <table:table-cell table:style-name="ce2" table:formula="of:=[.L197]*[.K196]" office:value-type="float" office:value="33689.6684234747" calcext:value-type="float">
            <text:p>33689,6684234747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195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table:formula="of:=0.608" office:value-type="float" office:value="0.608" calcext:value-type="float">
            <text:p>0,608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195]*[.M195])/2/PI()" office:value-type="float" office:value="55410.6388543993" calcext:value-type="float">
            <text:p>55410,6388543993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196]/[.T197]" office:value-type="float" office:value="0.927393412561676" calcext:value-type="float">
            <text:p>0,927393412561676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192]*[.$E$201]/[.$C$199]*[.C201]" office:value-type="float" office:value="316.760346506951" calcext:value-type="float">
            <text:p>316,760346506951</text:p>
          </table:table-cell>
          <table:table-cell office:value-type="float" office:value="3" calcext:value-type="float">
            <text:p>3</text:p>
          </table:table-cell>
          <table:table-cell table:formula="of:=[.F195]/[.G195]+1" office:value-type="float" office:value="2.65302779874568" calcext:value-type="float">
            <text:p>2,65302779874568</text:p>
          </table:table-cell>
          <table:table-cell table:formula="of:=2*PI()*[.K196]*[.G195]/[.G199]" office:value-type="float" office:value="0.294624985149593" calcext:value-type="float">
            <text:p>0,294624985149593</text:p>
          </table:table-cell>
          <table:table-cell table:formula="of:=1/2/PI()/[.M195]/[.G199]/[.K196]" office:value-type="float" office:value="0.294624985149593" calcext:value-type="float">
            <text:p>0,294624985149593</text:p>
          </table:table-cell>
          <table:table-cell table:formula="of:=8/PI()/PI()*[.C72]^2*[.C195]" office:value-type="float" office:value="1.94978801394637" calcext:value-type="float">
            <text:p>1,9497880139463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L196]/[.K196]" office:value-type="float" office:value="0.608" calcext:value-type="float">
            <text:p>0,608</text:p>
          </table:table-cell>
          <table:table-cell/>
          <table:table-cell table:formula="of:=[.T197]*[.L197]" office:value-type="float" office:value="33689.6684234747" calcext:value-type="float">
            <text:p>33689,6684234747</text:p>
          </table:table-cell>
          <table:table-cell office:value-type="string" calcext:value-type="string">
            <text:p>fs</text:p>
          </table:table-cell>
          <table:table-cell/>
          <table:table-cell table:formula="of:=1/[.L196]" office:value-type="float" office:value="0.0000296826904744247" calcext:value-type="float">
            <text:p>2,96826904744247E-05</text:p>
          </table:table-cell>
          <table:table-cell table:number-columns-repeated="11"/>
        </table:table-row>
        <table:table-row table:style-name="ro1">
          <table:table-cell/>
          <table:table-cell table:formula="of:=[.A192]*[.$E$201]/[.$C$199]*[.C202]" office:value-type="float" office:value="390.787413746949" calcext:value-type="float">
            <text:p>390,787413746949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195]*[.M195])/2/PI()" office:value-type="float" office:value="55410.6388543993" calcext:value-type="float">
            <text:p>55410,638854399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2.63966955422459" calcext:value-type="float">
            <text:p>2,63966955422459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199]-1)*(1-1/[.K199]/[.K199]))^2+[.G207]*[.G207]*([.K199]-1/[.K199])^2)" office:value-type="float" office:value="3.25656178122457" calcext:value-type="float">
            <text:p>3,25656178122457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02]*[.K202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199]*SQRT([.G195]/[.M195])" office:value-type="float" office:value="0.294624985149593" calcext:value-type="float">
            <text:p>0,294624985149593</text:p>
          </table:table-cell>
          <table:table-cell table:number-columns-repeated="3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207]" office:value-type="float" office:value="1160" calcext:value-type="float">
            <text:p>1160</text:p>
          </table:table-cell>
          <table:table-cell table:formula="of:=[.L209]/[.O207]" office:value-type="float" office:value="2961.89498285435" calcext:value-type="float">
            <text:p>2961,89498285435</text:p>
          </table:table-cell>
          <table:table-cell table:formula="of:=[.L196]" office:value-type="float" office:value="33689.6684234747" calcext:value-type="float">
            <text:p>33689,6684234747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7]*2*LN((2*[.L207]+[.M207])/[.M207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10]^2" office:value-type="float" office:value="17.1042266695444" calcext:value-type="float">
            <text:p>17,1042266695444</text:p>
          </table:table-cell>
          <table:table-cell table:formula="of:=PI()*[.C210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11]" office:value-type="float" office:value="76.9690200129499" calcext:value-type="float">
            <text:p>76,9690200129499</text:p>
          </table:table-cell>
          <table:table-cell table:formula="of:=4.5*[.C211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12]/([.M212]+[.L212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207]*0.05*10^-6*LN((2*[.L207]+[.M207])/[.M207]))" office:value-type="float" office:value="3368.96684234747" calcext:value-type="float">
            <text:p>3368,96684234747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 table:number-rows-repeated="4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888" office:value-type="float" office:value="888" calcext:value-type="float">
            <text:p>888</text:p>
          </table:table-cell>
          <table:table-cell/>
          <table:table-cell table:formula="of:=1/0.0005" office:value-type="float" office:value="2000" calcext:value-type="float">
            <text:p>2000</text:p>
          </table:table-cell>
          <table:table-cell table:formula="of:=2.5/1.3" office:value-type="float" office:value="1.92307692307692" calcext:value-type="float">
            <text:p>1,923076923076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2.5" calcext:value-type="float">
            <text:p>2,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4]/[.C225]" office:value-type="float" office:value="1923.07692307692" calcext:value-type="float">
            <text:p>1923,07692307692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.1" calcext:value-type="float">
            <text:p>3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65" office:value-type="float" office:value="0.0065" calcext:value-type="float">
            <text:p>0,006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30]/[.C231]" office:value-type="float" office:value="769.230769230769" calcext:value-type="float">
            <text:p>769,23076923076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2.9" calcext:value-type="float">
            <text:p>2,9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13"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36]/[.C237]" office:value-type="float" office:value="3846.15384615385" calcext:value-type="float">
            <text:p>3846,15384615385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veria ser em relacao a fs e não tempo</text:p>
          </table:table-cell>
          <table:table-cell table:number-columns-repeated="4"/>
          <table:table-cell office:value-type="string" calcext:value-type="string">
            <text:p>no sens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0]" office:value-type="float" office:value="3.65714285714286" calcext:value-type="float">
            <text:p>3,65714285714286</text:p>
          </table:table-cell>
          <table:table-cell table:formula="of:=[.B240]+([.C240]*[.D240]+[.E240])*[.F240]" office:value-type="float" office:value="0.53" calcext:value-type="float">
            <text:p>0,53</text:p>
          </table:table-cell>
          <table:table-cell table:formula="of:=[.B240]+(-[.C240]+[.E240])*[.F240]" office:value-type="float" office:value="2.87" calcext:value-type="float">
            <text:p>2,87</text:p>
          </table:table-cell>
          <table:table-cell table:formula="of:=(-[.C240]+[.E240])" office:value-type="float" office:value="-24" calcext:value-type="float">
            <text:p>-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12-12-0.0001)/(3.66-3.66+0.00001)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1]" office:value-type="float" office:value="3.65714285714286" calcext:value-type="float">
            <text:p>3,65714285714286</text:p>
          </table:table-cell>
          <table:table-cell table:formula="of:=[.B241]+([.C241]*[.D241]+[.E241])*[.F241]" office:value-type="float" office:value="0.66" calcext:value-type="float">
            <text:p>0,66</text:p>
          </table:table-cell>
          <table:table-cell table:formula="of:=[.B241]+(-[.C241]+[.E241])*[.F241]" office:value-type="float" office:value="3" calcext:value-type="float">
            <text:p>3</text:p>
          </table:table-cell>
          <table:table-cell table:formula="of:=(-[.C241]+[.E241])"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24-24-0.0000001)/(3.66-3.66+1E-015)" office:value-type="float" office:value="-100000000" calcext:value-type="float">
            <text:p>-100000000</text:p>
          </table:table-cell>
          <table:table-cell office:value-type="float" office:value="24" calcext:value-type="float">
            <text:p>24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2]" office:value-type="float" office:value="3.65714285714286" calcext:value-type="float">
            <text:p>3,65714285714286</text:p>
          </table:table-cell>
          <table:table-cell table:formula="of:=[.B242]+([.C242]*[.D242]+[.E242])*[.F242]" office:value-type="float" office:value="-25999996.61" calcext:value-type="float">
            <text:p>-25999996,61</text:p>
          </table:table-cell>
          <table:table-cell table:formula="of:=[.B242]+(-[.C242]+[.E242])*[.F242]" office:value-type="float" office:value="3.13" calcext:value-type="float">
            <text:p>3,13</text:p>
          </table:table-cell>
          <table:table-cell table:formula="of:=(-[.C242]+[.E242])"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46]/[.C247]" office:value-type="float" office:value="1200" calcext:value-type="float">
            <text:p>1200</text:p>
          </table:table-cell>
          <table:table-cell table:formula="of:=[.D246]/[.D247]" office:value-type="float" office:value="170" calcext:value-type="float">
            <text:p>170</text:p>
          </table:table-cell>
          <table:table-cell table:formula="of:=[.E246]/[.E247]" office:value-type="float" office:value="3142.85714285714" calcext:value-type="float">
            <text:p>3142,85714285714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1]*[.D251]/([.E251]+[.D251])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4]*[.D254]/([.E254]+[.D254])" office:value-type="float" office:value="11.6292134831461" calcext:value-type="float">
            <text:p>11,62921348314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7]*[.D257]/([.E257]+[.D257])" office:value-type="float" office:value="3.48686244204019" calcext:value-type="float">
            <text:p>3,4868624420401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F240]" office:value-type="float" office:value="0.0108333333333333" calcext:value-type="float">
            <text:p>0,010833333333333</text:p>
          </table:table-cell>
          <table:table-cell table:formula="of:=[.C261]*[.E261]" office:value-type="float" office:value="108.333333333333" calcext:value-type="float">
            <text:p>108,333333333333</text:p>
          </table:table-cell>
          <table:table-cell office:value-type="float" office:value="10000" calcext:value-type="float">
            <text:p>10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D261]/[.E261]" office:value-type="float" office:value="0.0108333333333333" calcext:value-type="float">
            <text:p>0,010833333333333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64]*[.I264]/([.J264]+[.I264])" office:value-type="float" office:value="19.6875" calcext:value-type="float">
            <text:p>19,68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D265]/[.E265]"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1E-06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/[.E271]/[.F271]*50*0.0001" office:value-type="float" office:value="0.00005" calcext:value-type="float">
            <text:p>5E-05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75]" office:value-type="float" office:value="3.65714285714286" calcext:value-type="float">
            <text:p>3,65714285714286</text:p>
          </table:table-cell>
          <table:table-cell table:formula="of:=[.C275]+([.D275]*[.E275]+[.F275])*[.G275]" office:value-type="float" office:value="1.45" calcext:value-type="float">
            <text:p>1,45</text:p>
          </table:table-cell>
          <table:table-cell table:formula="of:=[.C275]+(-[.D275]+[.F275])*[.G275]" office:value-type="float" office:value="2.962" calcext:value-type="float">
            <text:p>2,962</text:p>
          </table:table-cell>
          <table:table-cell table:formula="of:=(-[.D275]+[.F275])" office:value-type="float" office:value="-24" calcext:value-type="float">
            <text:p>-24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279]*[.D279]" office:value-type="float" office:value="2000" calcext:value-type="float">
            <text:p>2000</text:p>
          </table:table-cell>
          <table:table-cell table:formula="of:=0.25*[.E279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279]*[.B279]" office:value-type="float" office:value="0.096" calcext:value-type="float">
            <text:p>0,09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81]*[.B281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[.B281]/[.D279]" office:value-type="float" office:value="0.00004" calcext:value-type="float">
            <text:p>4E-05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288]/[.D288]" office:value-type="float" office:value="-0.0209059233449477" calcext:value-type="float">
            <text:p>-0,020905923344948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289]/[.D289]" office:value-type="float" office:value="-0.0156794425087108" calcext:value-type="float">
            <text:p>-0,015679442508711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290]/[.D290]" office:value-type="float" office:value="-0.0191570881226054" calcext:value-type="float">
            <text:p>-0,019157088122605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1,8E-05</text:p>
          </table:table-cell>
          <table:table-cell table:formula="of:=[.E290]*(1+[.C312])" office:value-type="float" office:value="0.0000185161290322581" calcext:value-type="float">
            <text:p>1,85161290322581E-05</text:p>
          </table:table-cell>
          <table:table-cell table:formula="of:=[.B290]*-12+[.H290]*[.B290]" office:value-type="float" office:value="0.0383141762452107" calcext:value-type="float">
            <text:p>0,038314176245211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0]*(1+[.C313])" office:value-type="float" office:value="27042.238267148" calcext:value-type="float">
            <text:p>27042,23826714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291]*(1+[.C313])" office:value-type="float" office:value="28018.4923562147" calcext:value-type="float">
            <text:p>28018,492356214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2400" calcext:value-type="float">
            <text:p>324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7]/[.D287]" office:value-type="float" office:value="-0.0210084033613445" calcext:value-type="float">
            <text:p>-0,02100840336134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8]/[.D288]" office:value-type="float" office:value="-0.0209059233449477" calcext:value-type="float">
            <text:p>-0,02090592334494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9]/[.D289]" office:value-type="float" office:value="-0.0156794425087108" calcext:value-type="float">
            <text:p>-0,015679442508711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297]*[.C297]" office:value-type="float" office:value="-0.133275261324042" calcext:value-type="float">
            <text:p>-0,13327526132404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0]/[.D290]" office:value-type="float" office:value="-0.0191570881226054" calcext:value-type="float">
            <text:p>-0,019157088122605</text:p>
          </table:table-cell>
          <table:table-cell/>
          <table:table-cell table:formula="of:=[.D298]*[.C298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1]/[.D291]" office:value-type="float" office:value="-0" calcext:value-type="float">
            <text:p>0</text:p>
          </table:table-cell>
          <table:table-cell/>
          <table:table-cell table:formula="of:=[.D299]*[.C299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2]/[.D292]" office:value-type="float" office:value="-0.0178453570464542" calcext:value-type="float">
            <text:p>-0,017845357046454</text:p>
          </table:table-cell>
          <table:table-cell office:value-type="float" office:value="2.1" calcext:value-type="float">
            <text:p>2,1</text:p>
          </table:table-cell>
          <table:table-cell table:formula="of:=[.D300]*[.C300]" office:value-type="float" office:value="-0.0374752497975538" calcext:value-type="float">
            <text:p>-0,03747524979755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3]/[.D293]" office:value-type="float" office:value="-0.0216049382716049" calcext:value-type="float">
            <text:p>-0,0216049382716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7]/[.E287]" office:value-type="float" office:value="-1.27323656735421" calcext:value-type="float">
            <text:p>-1,2732365673542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8]/[.E288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9]/[.E289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formula="of:=-1/[.D293]/[.E290]" office:value-type="float" office:value="-1.71467764060357" calcext:value-type="float">
            <text:p>-1,7146776406035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F316]/[.E316]*12/3" office:value-type="float" office:value="0.0903614457831325" calcext:value-type="float">
            <text:p>0,090361445783133</text:p>
          </table:table-cell>
          <table:table-cell office:value-type="float" office:value="33200" calcext:value-type="float">
            <text:p>33200</text:p>
          </table:table-cell>
          <table:table-cell office:value-type="float" office:value="750" calcext:value-type="float">
            <text:p>750</text:p>
          </table:table-cell>
          <table:table-cell table:formula="of:=1/[.E316]/[.E290]" office:value-type="float" office:value="1.67336010709505" calcext:value-type="float">
            <text:p>1,67336010709505</text:p>
          </table:table-cell>
          <table:table-cell table:number-columns-repeated="2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0.00001" calcext:value-type="float">
            <text:p>1E-0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1/[.C321]/[.D321]*[.E321]*[.F321]" office:value-type="float" office:value="0.42" calcext:value-type="float">
            <text:p>0,4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24]/[.C321]" office:value-type="float" office:value="0.00787" calcext:value-type="float">
            <text:p>0,00787</text:p>
          </table:table-cell>
          <table:table-cell table:formula="of:=12" office:value-type="float" office:value="12" calcext:value-type="float">
            <text:p>12</text:p>
          </table:table-cell>
          <table:table-cell table:formula="of:=[.D324]*[.E324]" office:value-type="float" office:value="0.09444" calcext:value-type="float">
            <text:p>0,0944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24]-[.G321]" office:value-type="float" office:value="2.58556" calcext:value-type="float">
            <text:p>2,5855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28]/[.D328]*[.E328]*[.F328]" office:value-type="float" office:value="0.0195529221653649" calcext:value-type="float">
            <text:p>0,01955292216536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1]/[.C328]" office:value-type="float" office:value="0.0249050632911392" calcext:value-type="float">
            <text:p>0,024905063291139</text:p>
          </table:table-cell>
          <table:table-cell table:formula="of:=12/3" office:value-type="float" office:value="4" calcext:value-type="float">
            <text:p>4</text:p>
          </table:table-cell>
          <table:table-cell table:formula="of:=[.D331]*[.E331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1]-[.G328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table:formula="of:=1/[.C335]/[.D335]*[.E335]*[.F335]" office:value-type="float" office:value="0.363587395636951" calcext:value-type="float">
            <text:p>0,36358739563695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8]/[.C335]" office:value-type="float" office:value="0.0249050632911392" calcext:value-type="float">
            <text:p>0,024905063291139</text:p>
          </table:table-cell>
          <table:table-cell office:value-type="float" office:value="1" calcext:value-type="float">
            <text:p>1</text:p>
          </table:table-cell>
          <table:table-cell table:formula="of:=[.D338]*[.E338]" office:value-type="float" office:value="0.0249050632911392" calcext:value-type="float">
            <text:p>0,024905063291139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8]-[.G335]" office:value-type="float" office:value="2.71150754107191" calcext:value-type="float">
            <text:p>2,7115075410719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1/0.3" office:value-type="float" office:value="3.33333333333333" calcext:value-type="float">
            <text:p>3,33333333333333</text:p>
          </table:table-cell>
          <table:table-cell table:formula="of:=31600/[.J340]" office:value-type="float" office:value="9480" calcext:value-type="float">
            <text:p>9480</text:p>
          </table:table-cell>
          <table:table-cell table:formula="of:=3.1*[.J340]" office:value-type="float" office:value="10.3333333333333" calcext:value-type="float">
            <text:p>10,3333333333333</text:p>
          </table:table-cell>
          <table:table-cell table:formula="of:=10000/[.J340]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.3*2" office:value-type="float" office:value="7.27272727272727" calcext:value-type="float">
            <text:p>7,27272727272727</text:p>
          </table:table-cell>
          <table:table-cell office:value-type="float" office:value="0" calcext:value-type="float">
            <text:p>0</text:p>
          </table:table-cell>
          <table:table-cell table:formula="of:=1/[.C343]/[.D343]*[.E343]*[.F343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46]/[.C343]" office:value-type="float" office:value="0.0249050632911392" calcext:value-type="float">
            <text:p>0,024905063291139</text:p>
          </table:table-cell>
          <table:table-cell table:formula="of:=12" office:value-type="float" office:value="12" calcext:value-type="float">
            <text:p>12</text:p>
          </table:table-cell>
          <table:table-cell table:formula="of:=[.D346]*[.E346]" office:value-type="float" office:value="0.298860759493671" calcext:value-type="float">
            <text:p>0,298860759493671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46]-[.G343]" office:value-type="float" office:value="2.80113924050633" calcext:value-type="float">
            <text:p>2,80113924050633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50]/[.D350]*[.E350]*[.F350]" office:value-type="float" office:value="0.0195529221653649" calcext:value-type="float">
            <text:p>0,01955292216536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53]/[.C350]" office:value-type="float" office:value="0.0249050632911392" calcext:value-type="float">
            <text:p>0,024905063291139</text:p>
          </table:table-cell>
          <table:table-cell table:formula="of:=12/3" office:value-type="float" office:value="4" calcext:value-type="float">
            <text:p>4</text:p>
          </table:table-cell>
          <table:table-cell table:formula="of:=[.D353]*[.E353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53]-[.G350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.0000047" calcext:value-type="float">
            <text:p>4,7E-06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table:formula="of:=1/[.C357]/[.D357]*[.E357]*[.F357]" office:value-type="float" office:value="0.679843887699861" calcext:value-type="float">
            <text:p>0,67984388769986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0]/[.C357]" office:value-type="float" office:value="0.0931360946745562" calcext:value-type="float">
            <text:p>0,093136094674556</text:p>
          </table:table-cell>
          <table:table-cell office:value-type="float" office:value="1" calcext:value-type="float">
            <text:p>1</text:p>
          </table:table-cell>
          <table:table-cell table:formula="of:=[.D360]*[.E360]" office:value-type="float" office:value="0.0931360946745562" calcext:value-type="float">
            <text:p>0,093136094674556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0]-[.G357]" office:value-type="float" office:value="2.32702001762558" calcext:value-type="float">
            <text:p>2,32702001762558</text:p>
          </table:table-cell>
          <table:table-cell table:number-columns-repeated="2"/>
          <table:table-cell table:formula="of:=SQRT(90/10)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315/6000*315" office:value-type="float" office:value="16.5375" calcext:value-type="float">
            <text:p>16,5375</text:p>
          </table:table-cell>
          <table:table-cell/>
          <table:table-cell table:style-name="ce9" office:value-type="float" office:value="8450" calcext:value-type="float">
            <text:p>845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12-377*230/(230+6000)" office:value-type="float" office:value="-1.91813804173355" calcext:value-type="float">
            <text:p>-1,91813804173355</text:p>
          </table:table-cell>
          <table:table-cell table:style-name="ce9"/>
          <table:table-cell table:style-name="ce9" table:formula="of:=[.C364]/[.D364]*[.E364]" office:value-type="float" office:value="-0.162082664526485" calcext:value-type="float">
            <text:p>-0,162082664526485</text:p>
          </table:table-cell>
          <table:table-cell table:number-columns-repeated="2"/>
          <table:table-cell table:formula="of:=10.33-0.9" office:value-type="float" office:value="9.43" calcext:value-type="float">
            <text:p>9,43</text:p>
          </table:table-cell>
          <table:table-cell table:formula="of:=5110*2.8/2.7" office:value-type="float" office:value="5299.25925925926" calcext:value-type="float">
            <text:p>5299,25925925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8450" calcext:value-type="float">
            <text:p>8450</text:p>
          </table:table-cell>
          <table:table-cell table:formula="of:=12-377*230/(230+6000)" office:value-type="float" office:value="-1.91813804173355" calcext:value-type="float">
            <text:p>-1,91813804173355</text:p>
          </table:table-cell>
          <table:table-cell/>
          <table:table-cell table:formula="of:=[.C365]/[.D365]*[.E365]" office:value-type="float" office:value="-0.211335682467921" calcext:value-type="float">
            <text:p>-0,211335682467921</text:p>
          </table:table-cell>
          <table:table-cell table:number-columns-repeated="2"/>
          <table:table-cell table:formula="of:=2.8*10000/9.43" office:value-type="float" office:value="2969.24708377519" calcext:value-type="float">
            <text:p>2969,247083775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66]/[.D366]*[.E366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formula="of:=0.16-0.19" office:value-type="float" office:value="-0.03" calcext:value-type="float">
            <text:p>-0,0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.83" calcext:value-type="float">
            <text:p>2,83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9.33" calcext:value-type="float">
            <text:p>9,33</text:p>
          </table:table-cell>
          <table:table-cell/>
          <table:table-cell table:formula="of:=[.C370]/[.D370]*[.E370]" office:value-type="float" office:value="4.76763" calcext:value-type="float">
            <text:p>4,767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330v e depois erros d siulacao e outras cous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" calcext:value-type="float">
            <text:p>10,3</text:p>
          </table:table-cell>
          <table:table-cell/>
          <table:table-cell table:formula="of:=[.C371]/[.D371]*[.E371]" office:value-type="float" office:value="5.2633" calcext:value-type="float">
            <text:p>5,263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não deu bons resultados 2,78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0.808*3+0.315" office:value-type="float" office:value="2.739" calcext:value-type="float">
            <text:p>2,7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4.9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845k paralelo de condensador à said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float" office:value="5.9" calcext:value-type="float">
            <text:p>5,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49" calcext:value-type="float">
            <text:p>5,49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0,120u <text:s/>^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5,62k</text:p>
          </table:table-cell>
          <table:table-cell office:value-type="string" calcext:value-type="string">
            <text:p>1,2u</text:p>
          </table:table-cell>
          <table:table-cell office:value-type="float" office:value="2.89" calcext:value-type="float">
            <text:p>2,8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experimentar agora só mexendo em r2 e esperar 20ms, se estabiliza 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1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850k </text:p>
          </table:table-cell>
          <table:table-cell office:value-type="string" calcext:value-type="string">
            <text:p>5,36k</text:p>
          </table:table-cell>
          <table:table-cell office:value-type="float" office:value="2.825" calcext:value-type="float">
            <text:p>2,82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499k</text:p>
          </table:table-cell>
          <table:table-cell table:number-columns-repeated="2" office:value-type="string" calcext:value-type="string">
            <text:p>“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“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291v</text:p>
          </table:table-cell>
          <table:table-cell office:value-type="float" office:value="2.825" calcext:value-type="float">
            <text:p>2,825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442k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315v e depois diminuiu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iminuir r2??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11" calcext:value-type="float">
            <text:p>5,11</text:p>
          </table:table-cell>
          <table:table-cell office:value-type="string" calcext:value-type="string">
            <text:p>377v</text:p>
          </table:table-cell>
          <table:table-cell/>
          <table:table-cell office:value-type="float" office:value="2.819" calcext:value-type="float">
            <text:p>2,819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table:formula="of:=2.8/5.11" office:value-type="float" office:value="0.547945205479452" calcext:value-type="float">
            <text:p>0,547945205479452</text:p>
          </table:table-cell>
          <table:table-cell table:formula="of:=5/[.I394]" office:value-type="float" office:value="9.125" calcext:value-type="float">
            <text:p>9,125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2.8*3.3" office:value-type="float" office:value="9.24" calcext:value-type="float">
            <text:p>9,2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K2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8,45K</text:p>
          </table:table-cell>
          <table:table-cell office:value-type="float" office:value="0.76" calcext:value-type="float">
            <text:p>0,7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931/8450" office:value-type="float" office:value="0.110177514792899" calcext:value-type="float">
            <text:p>0,110177514792899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8450/100000" office:value-type="float" office:value="0.0845" calcext:value-type="float">
            <text:p>0,0845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2.8*3.33" office:value-type="float" office:value="9.324" calcext:value-type="float">
            <text:p>9,324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391v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200k</text:p>
          </table:table-cell>
          <table:table-cell office:value-type="string" calcext:value-type="string">
            <text:p>20k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1.44/([.E407]+2*[.F407])/0.0000000056" office:value-type="float" office:value="64285.7142857143" calcext:value-type="float">
            <text:p>64285,7142857143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1.44/([.E408]+2*[.F408])/0.0000000056" office:value-type="float" office:value="107142.857142857" calcext:value-type="float">
            <text:p>107142,857142857</text:p>
          </table:table-cell>
          <table:table-cell/>
          <table:table-cell office:value-type="string" calcext:value-type="string">
            <text:p>R2 ultimo amp op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70k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 calcext:value-type="string">
            <text:p>7,15k</text:p>
          </table:table-cell>
          <table:table-cell office:value-type="string" calcext:value-type="string">
            <text:p>valor de <text:s/>talvez muito incrementado??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11"/>
          <table:table-cell table:number-columns-repeated="18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table:formula="of:=320/(6040+[.D415])*[.D415]" office:value-type="float" office:value="12.6697408173" calcext:value-type="float">
            <text:p>12,6697408173</text:p>
          </table:table-cell>
          <table:table-cell table:formula="of:=11.836+12" office:value-type="float" office:value="23.836" calcext:value-type="float">
            <text:p>23,836</text:p>
          </table:table-cell>
          <table:table-cell table:number-columns-repeated="21"/>
        </table:table-row>
        <table:table-row table:style-name="ro1">
          <table:table-cell table:number-columns-repeated="4"/>
          <table:table-cell table:formula="of:=53*53" office:value-type="float" office:value="2809" calcext:value-type="float">
            <text:p>280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(12-8)/20000*10000+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2*1000000/1000000"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4/(6040+249)*249+4" office:value-type="float" office:value="3.84162823978375" calcext:value-type="float">
            <text:p>3,841628239783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(311-4)/(6040+249)*249+4" office:value-type="float" office:value="16.1550325965972" calcext:value-type="float">
            <text:p>16,1550325965972</text:p>
          </table:table-cell>
          <table:table-cell table:number-columns-repeated="22"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Bitstream Vera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2:32:09.731879695</meta:creation-date>
    <meta:generator>LibreOffice/7.0.4.2$Linux_X86_64 LibreOffice_project/00$Build-2</meta:generator>
    <dc:date>2023-04-16T12:35:41.962491162</dc:date>
    <meta:editing-duration>PT3M33S</meta:editing-duration>
    <meta:editing-cycles>1</meta:editing-cycles>
    <meta:document-statistic meta:table-count="4" meta:cell-count="2638" meta:object-count="0"/>
  </office:meta>
</office:document-meta>
</file>